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4.025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3.926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3.715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3.48cm"/>
    </style:style>
    <style:style style:name="co13" style:family="table-column">
      <style:table-column-properties fo:break-before="auto" style:column-width="4.098cm"/>
    </style:style>
    <style:style style:name="co14" style:family="table-column">
      <style:table-column-properties fo:break-before="auto" style:column-width="3.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3.03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9">
      <style:table-cell-properties style:text-align-source="fix" style:repeat-content="false" style:rotation-align="none"/>
      <style:paragraph-properties fo:text-align="start" fo:margin-left="0c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ext-properties style:font-name="Calibri" style:font-name-complex="Calibri"/>
    </style:style>
    <style:style style:name="ce5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5" style:family="table-cell" style:parent-style-name="Pivot_20_Table_20_Field">
      <style:table-cell-properties fo:border="0.99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5" style:family="table-cell" style:parent-style-name="Pivot_20_Table_20_Value">
      <style:table-cell-properties fo:border-bottom="none" fo:border-left="0.99pt solid #000000" fo:border-right="none" fo:border-top="none"/>
    </style:style>
    <style:style style:name="ce7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1" style:family="table-cell" style:parent-style-name="Pivot_20_Table_20_Value" style:data-style-name="N0"/>
    <style:style style:name="ce8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83" style:family="table-cell" style:parent-style-name="Pivot_20_Table_20_Value">
      <style:table-cell-properties fo:border-bottom="none" fo:border-left="none" fo:border-right="none" fo:border-top="0.99pt solid #000000"/>
    </style:style>
    <style:style style:name="ce8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7" style:family="table-cell" style:parent-style-name="Pivot_20_Table_20_Value">
      <style:table-cell-properties fo:border-bottom="0.99pt solid #000000" fo:border-left="none" fo:border-right="none" fo:border-top="none"/>
    </style:style>
    <style:style style:name="ce8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8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9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1" style:family="table-cell" style:parent-style-name="Pivot_20_Table_20_Value">
      <style:table-cell-properties fo:border-bottom="none" fo:border-left="none" fo:border-right="0.99pt solid #000000" fo:border-top="none"/>
    </style:style>
    <style:style style:name="ce9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93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9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0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0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1" style:family="table-cell" style:parent-style-name="Default">
      <style:table-cell-properties style:vertical-align="bottom"/>
    </style:style>
    <style:style style:name="ce52" style:family="table-cell" style:parent-style-name="Default">
      <style:table-cell-properties fo:background-color="#ffd7d7"/>
      <style:text-properties fo:font-size="20pt" fo:font-weight="bold" style:font-size-asian="20pt" style:font-weight-asian="bold" style:font-size-complex="20pt" style:font-weight-complex="bold"/>
    </style:style>
    <style:style style:name="ce10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2.428cm" svg:height="8.414cm" svg:x="14.741cm" svg:y="5.75cm">
            <draw:object draw:notify-on-update-of-ranges="Sheet1.G2:Sheet1.G9 Sheet1.H1:Sheet1.H1 Sheet1.H2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2cm" svg:height="6.086cm" draw:transform="skewX (-0.00244346095279206) rotate (-0.00244346095279215) translate (28.067cm 8.218cm)">
            <draw:object draw:notify-on-update-of-ranges="Sheet1.J2:Sheet1.J3 Sheet1.K1:Sheet1.K1 Sheet1.K2:Sheet1.K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71cm" svg:height="9.039cm" svg:x="38.44cm" svg:y="5.592cm">
            <draw:object draw:notify-on-update-of-ranges="Sheet1.M2:Sheet1.M18 Sheet1.N1:Sheet1.N1 Sheet1.N2:Sheet1.N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6" table:number-columns-repeated="16363"/>
        <table:table-row table:style-name="ro1">
          <table:table-cell table:style-name="ce1" office:value-type="string" calcext:value-type="string">
            <text:p>Player_Name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Batting_Hand</text:p>
          </table:table-cell>
          <table:table-cell table:style-name="ce1" office:value-type="string" calcext:value-type="string">
            <text:p>Bowling_Skill</text:p>
          </table:table-cell>
          <table:table-cell table:style-name="ce1" office:value-type="string" calcext:value-type="string">
            <text:p>Country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Total Players</text:p>
          </table:table-cell>
          <table:table-cell/>
          <table:table-cell office:value-type="string" calcext:value-type="string">
            <text:p>Batting_Hand</text:p>
          </table:table-cell>
          <table:table-cell office:value-type="string" calcext:value-type="string">
            <text:p>Total Playes</text:p>
          </table:table-cell>
          <table:table-cell/>
          <table:table-cell office:value-type="string" calcext:value-type="string">
            <text:p>Bowling_Skills</text:p>
          </table:table-cell>
          <table:table-cell office:value-type="string" calcext:value-type="string">
            <text:p>Total Players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P Nannes</text:p>
          </table:table-cell>
          <table:table-cell office:value-type="date" office:date-value="1976-05-16" calcext:value-type="date">
            <text:p>16 May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stralia</text:p>
          </table:table-cell>
          <table:table-cell table:style-name="ce4" table:formula="of:=COUNTIF([.$E:.$E];&quot;Australia&quot;)" office:value-type="float" office:value="72" calcext:value-type="float">
            <text:p>72</text:p>
          </table:table-cell>
          <table:table-cell/>
          <table:table-cell office:value-type="string" calcext:value-type="string">
            <text:p>Left_Hand</text:p>
          </table:table-cell>
          <table:table-cell table:formula="of:=COUNTIF([.$C:.$C];&quot;Left_hand&quot;)" office:value-type="float" office:value="142" calcext:value-type="float">
            <text:p>142</text:p>
          </table:table-cell>
          <table:table-cell/>
          <table:table-cell office:value-type="string" calcext:value-type="string">
            <text:p>Right-arm fast</text:p>
          </table:table-cell>
          <table:table-cell table:formula="of:=COUNTIF([.$D:.$D];&quot;Right-arm fast&quot;)" office:value-type="float" office:value="40" calcext:value-type="float">
            <text:p>40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A Starc</text:p>
          </table:table-cell>
          <table:table-cell office:value-type="date" office:date-value="1990-01-30" calcext:value-type="date">
            <text:p>30 Jan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Bangladesh</text:p>
          </table:table-cell>
          <table:table-cell table:formula="of:=COUNTIF([.$E:.$E];&quot;Bangladesh&quot;)" office:value-type="float" office:value="5" calcext:value-type="float">
            <text:p>5</text:p>
          </table:table-cell>
          <table:table-cell/>
          <table:table-cell office:value-type="string" calcext:value-type="string">
            <text:p>Right_Hand</text:p>
          </table:table-cell>
          <table:table-cell table:formula="of:=COUNTIF([.$C:.$C];&quot;right_Hand&quot;)" office:value-type="float" office:value="421" calcext:value-type="float">
            <text:p>421</text:p>
          </table:table-cell>
          <table:table-cell/>
          <table:table-cell office:value-type="string" calcext:value-type="string">
            <text:p>Right-arm medium</text:p>
          </table:table-cell>
          <table:table-cell table:formula="of:=COUNTIF([.$D:.$D];&quot;Right-arm medium&quot;)" office:value-type="float" office:value="108" calcext:value-type="float">
            <text:p>108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G Johnson</text:p>
          </table:table-cell>
          <table:table-cell office:value-type="date" office:date-value="1981-11-02" calcext:value-type="date">
            <text:p>2 Nov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England</text:p>
          </table:table-cell>
          <table:table-cell table:style-name="ce4" table:formula="of:=COUNTIF([.$E:.$E];&quot;England&quot;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Left-arm fast</text:p>
          </table:table-cell>
          <table:table-cell table:formula="of:=COUNTIF([.$D:.$D];&quot;Left-arm fast&quot;)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E Bollinger</text:p>
          </table:table-cell>
          <table:table-cell office:value-type="date" office:date-value="1981-07-24" calcext:value-type="date">
            <text:p>24 Jul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India</text:p>
          </table:table-cell>
          <table:table-cell table:style-name="ce4" table:formula="of:=COUNTIF([.$E:.$E];&quot;India&quot;)" office:value-type="float" office:value="264" calcext:value-type="float">
            <text:p>264</text:p>
          </table:table-cell>
          <table:table-cell table:number-columns-repeated="4"/>
          <table:table-cell office:value-type="string" calcext:value-type="string">
            <text:p>LegBreak</text:p>
          </table:table-cell>
          <table:table-cell table:formula="of:=COUNTIF([.$D:.$D];&quot;Legbreak&quot;)" office:value-type="float" office:value="30" calcext:value-type="float">
            <text:p>30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JP Faulkner</text:p>
          </table:table-cell>
          <table:table-cell office:value-type="date" office:date-value="1990-04-29" calcext:value-type="date">
            <text:p>29 Apr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New Zealand</text:p>
          </table:table-cell>
          <table:table-cell table:style-name="ce5" table:formula="of:=COUNTIF([.$E:.$E];&quot;New Zealand&quot;)" office:value-type="float" office:value="22" calcext:value-type="float">
            <text:p>22</text:p>
          </table:table-cell>
          <table:table-cell table:number-columns-repeated="4"/>
          <table:table-cell table:style-name="ce4" office:value-type="string" calcext:value-type="string">
            <text:p>Slow left-arm orthodox</text:p>
          </table:table-cell>
          <table:table-cell table:formula="of:=COUNTIF([.$D:.$D];&quot;Slow left-arm orthodox&quot;)" office:value-type="float" office:value="50" calcext:value-type="float">
            <text:p>50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C Blizzard</text:p>
          </table:table-cell>
          <table:table-cell office:value-type="date" office:date-value="1984-06-27" calcext:value-type="date">
            <text:p>27 Jun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Pakistan</text:p>
          </table:table-cell>
          <table:table-cell table:style-name="ce4" table:formula="of:=COUNTIF([.$E:.$E];&quot;Pakistan&quot;)" office:value-type="float" office:value="13" calcext:value-type="float">
            <text:p>13</text:p>
          </table:table-cell>
          <table:table-cell table:number-columns-repeated="4"/>
          <table:table-cell table:style-name="ce4" office:value-type="string" calcext:value-type="string">
            <text:p>Legbreak googly</text:p>
          </table:table-cell>
          <table:table-cell table:formula="of:=COUNTIF([.$D:.$D];&quot;Legbreak googly&quot;)" office:value-type="float" office:value="28" calcext:value-type="float">
            <text:p>28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A Warner</text:p>
          </table:table-cell>
          <table:table-cell office:value-type="date" office:date-value="1986-10-27" calcext:value-type="date">
            <text:p>27 Oct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outh Africa</text:p>
          </table:table-cell>
          <table:table-cell table:style-name="ce4" table:formula="of:=COUNTIF([.$E:.$E];&quot;South Africa&quot;)" office:value-type="float" office:value="39" calcext:value-type="float">
            <text:p>39</text:p>
          </table:table-cell>
          <table:table-cell table:number-columns-repeated="4"/>
          <table:table-cell table:style-name="ce4" office:value-type="string" calcext:value-type="string">
            <text:p>Right-arm fast-medium</text:p>
          </table:table-cell>
          <table:table-cell table:formula="of:=COUNTIF([.$D:.$D];&quot;Right-arm fast-medium&quot;)"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style-name="Default" table:number-columns-repeated="16363"/>
        </table:table-row>
        <table:table-row table:style-name="ro1">
          <table:table-cell office:value-type="string" calcext:value-type="string">
            <text:p>LA Carseldine</text:p>
          </table:table-cell>
          <table:table-cell office:value-type="date" office:date-value="1975-11-17" calcext:value-type="date">
            <text:p>17 Nov 7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ri Lanka</text:p>
          </table:table-cell>
          <table:table-cell table:style-name="ce4" table:formula="of:=COUNTIF([.$E:.$E];&quot;Sri Lanka&quot;)" office:value-type="float" office:value="20" calcext:value-type="float">
            <text:p>20</text:p>
          </table:table-cell>
          <table:table-cell table:number-columns-repeated="4"/>
          <table:table-cell table:style-name="ce4" office:value-type="string" calcext:value-type="string">
            <text:p>Left-arm fast-medium</text:p>
          </table:table-cell>
          <table:table-cell table:formula="of:=COUNTIF([.$D:.$D];&quot;Left-arm fast-medium&quot;)" office:value-type="float" office:value="19" calcext:value-type="float">
            <text:p>19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Zampa</text:p>
          </table:table-cell>
          <table:table-cell office:value-type="date" office:date-value="1992-03-31" calcext:value-type="date">
            <text:p>31 Mar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office:value-type="string" calcext:value-type="string">
            <text:p>Left-arm medium</text:p>
          </table:table-cell>
          <table:table-cell table:formula="of:=COUNTIF([.$D:.D];&quot;Left-arm medium&quot;)"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L White</text:p>
          </table:table-cell>
          <table:table-cell office:value-type="date" office:date-value="1983-08-18" calcext:value-type="date">
            <text:p>18 Aug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table:style-name="ce4" office:value-type="string" calcext:value-type="string">
            <text:p>Left-arm medium-fast</text:p>
          </table:table-cell>
          <table:table-cell table:formula="of:=COUNTIF([.$D:.$D];&quot;Left-arm medium-fast&quot;)" office:value-type="float" office:value="9" calcext:value-type="float">
            <text:p>9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K Warne</text:p>
          </table:table-cell>
          <table:table-cell office:value-type="date" office:date-value="1969-09-13" calcext:value-type="date">
            <text:p>13 Sep 6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office:value-type="string" calcext:value-type="string">
            <text:p>Right-arm bowler </text:p>
          </table:table-cell>
          <table:table-cell table:formula="of:=COUNTIF([.$D:.$D];&quot;Right-arm bowler &quot;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BJ Haddin</text:p>
          </table:table-cell>
          <table:table-cell office:value-type="date" office:date-value="1977-10-23" calcext:value-type="date">
            <text:p>23 Oct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M Klinger</text:p>
          </table:table-cell>
          <table:table-cell office:value-type="date" office:date-value="1980-07-04" calcext:value-type="date">
            <text:p>4 Jul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PSP Handscomb</text:p>
          </table:table-cell>
          <table:table-cell office:value-type="date" office:date-value="1991-04-26" calcext:value-type="date">
            <text:p>26 Apr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 Lee</text:p>
          </table:table-cell>
          <table:table-cell office:value-type="date" office:date-value="1976-11-08" calcext:value-type="date">
            <text:p>8 Nov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office:value-type="string" calcext:value-type="string">
            <text:p>Right-arm medium-fast</text:p>
          </table:table-cell>
          <table:table-cell table:formula="of:=COUNTIF([.$D:.$D];&quot;Right-arm medium-fast&quot;)" office:value-type="float" office:value="38" calcext:value-type="float">
            <text:p>38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R Dunk</text:p>
          </table:table-cell>
          <table:table-cell office:value-type="date" office:date-value="1987-03-11" calcext:value-type="date">
            <text:p>11 Mar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office:value-type="string" calcext:value-type="string">
            <text:p>Right-arm offbreak</text:p>
          </table:table-cell>
          <table:table-cell table:formula="of:=COUNTIF([.$D:.$D];&quot;Right-arm offbreak&quot;)" office:value-type="float" office:value="91" calcext:value-type="float">
            <text:p>91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W Hilfenhaus</text:p>
          </table:table-cell>
          <table:table-cell office:value-type="date" office:date-value="1983-03-15" calcext:value-type="date">
            <text:p>15 Mar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7"/>
          <table:table-cell office:value-type="string" calcext:value-type="string">
            <text:p>Slow left-arm chinaman</text:p>
          </table:table-cell>
          <table:table-cell table:formula="of:=COUNTIF([.$D:.$D];&quot;Slow left-arm chinaman&quot;)"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16363"/>
        </table:table-row>
        <table:table-row table:style-name="ro1">
          <table:table-cell office:value-type="string" calcext:value-type="string">
            <text:p>L Ronchi</text:p>
          </table:table-cell>
          <table:table-cell office:value-type="date" office:date-value="1981-04-23" calcext:value-type="date">
            <text:p>23 Apr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NM Coulter-Nile</text:p>
          </table:table-cell>
          <table:table-cell office:value-type="date" office:date-value="1987-10-11" calcext:value-type="date">
            <text:p>11 Oct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J Cummins</text:p>
          </table:table-cell>
          <table:table-cell office:value-type="date" office:date-value="1993-05-08" calcext:value-type="date">
            <text:p>8 May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J Harris</text:p>
          </table:table-cell>
          <table:table-cell office:value-type="date" office:date-value="1979-10-11" calcext:value-type="date">
            <text:p>11 Oct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W Tait</text:p>
          </table:table-cell>
          <table:table-cell office:value-type="date" office:date-value="1983-02-22" calcext:value-type="date">
            <text:p>22 Feb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A Noffke</text:p>
          </table:table-cell>
          <table:table-cell office:value-type="date" office:date-value="1977-04-30" calcext:value-type="date">
            <text:p>30 Apr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B McDonald</text:p>
          </table:table-cell>
          <table:table-cell office:value-type="date" office:date-value="1981-06-05" calcext:value-type="date">
            <text:p>5 Jun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 Geeves</text:p>
          </table:table-cell>
          <table:table-cell office:value-type="date" office:date-value="1982-06-13" calcext:value-type="date">
            <text:p>13 Jun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 Laughlin</text:p>
          </table:table-cell>
          <table:table-cell office:value-type="date" office:date-value="1982-10-03" calcext:value-type="date">
            <text:p>3 Oct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CJ Cutting</text:p>
          </table:table-cell>
          <table:table-cell office:value-type="date" office:date-value="1987-01-30" calcext:value-type="date">
            <text:p>30 Jan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J McKay</text:p>
          </table:table-cell>
          <table:table-cell office:value-type="date" office:date-value="1983-02-20" calcext:value-type="date">
            <text:p>20 Feb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T Christian</text:p>
          </table:table-cell>
          <table:table-cell office:value-type="date" office:date-value="1983-05-04" calcext:value-type="date">
            <text:p>4 May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D McGrath</text:p>
          </table:table-cell>
          <table:table-cell office:value-type="date" office:date-value="1970-02-09" calcext:value-type="date">
            <text:p>9 Feb 7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S Sandhu</text:p>
          </table:table-cell>
          <table:table-cell office:value-type="date" office:date-value="1993-06-14" calcext:value-type="date">
            <text:p>14 Jun 9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JW Hastings</text:p>
          </table:table-cell>
          <table:table-cell office:value-type="date" office:date-value="1985-11-04" calcext:value-type="date">
            <text:p>4 Nov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W Richardson</text:p>
          </table:table-cell>
          <table:table-cell office:value-type="date" office:date-value="1991-02-12" calcext:value-type="date">
            <text:p>12 Feb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C Henriques</text:p>
          </table:table-cell>
          <table:table-cell office:value-type="date" office:date-value="1987-02-01" calcext:value-type="date">
            <text:p>1 Feb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NJ Rimmington</text:p>
          </table:table-cell>
          <table:table-cell office:value-type="date" office:date-value="1982-11-11" calcext:value-type="date">
            <text:p>11 Nov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M Boland</text:p>
          </table:table-cell>
          <table:table-cell office:value-type="date" office:date-value="1989-04-11" calcext:value-type="date">
            <text:p>11 Apr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M Harwood</text:p>
          </table:table-cell>
          <table:table-cell office:value-type="date" office:date-value="1974-03-01" calcext:value-type="date">
            <text:p>1 Mar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R Watson</text:p>
          </table:table-cell>
          <table:table-cell office:value-type="date" office:date-value="1981-06-17" calcext:value-type="date">
            <text:p>17 Jun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J Ferguson</text:p>
          </table:table-cell>
          <table:table-cell office:value-type="date" office:date-value="1984-11-21" calcext:value-type="date">
            <text:p>21 Nov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J Harris</text:p>
          </table:table-cell>
          <table:table-cell office:value-type="date" office:date-value="1979-12-31" calcext:value-type="date">
            <text:p>31 Dec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J Thornely</text:p>
          </table:table-cell>
          <table:table-cell office:value-type="date" office:date-value="1978-10-01" calcext:value-type="date">
            <text:p>1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R Martyn</text:p>
          </table:table-cell>
          <table:table-cell office:value-type="date" office:date-value="1971-10-21" calcext:value-type="date">
            <text:p>21 Oct 7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J Bailey</text:p>
          </table:table-cell>
          <table:table-cell office:value-type="date" office:date-value="1982-09-07" calcext:value-type="date">
            <text:p>7 Sep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JR Hopes</text:p>
          </table:table-cell>
          <table:table-cell office:value-type="date" office:date-value="1978-10-24" calcext:value-type="date">
            <text:p>24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LA Pomersbach</text:p>
          </table:table-cell>
          <table:table-cell office:value-type="date" office:date-value="1984-09-28" calcext:value-type="date">
            <text:p>28 Sep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EK Hussey</text:p>
          </table:table-cell>
          <table:table-cell office:value-type="date" office:date-value="1975-05-27" calcext:value-type="date">
            <text:p>27 May 7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G Neser</text:p>
          </table:table-cell>
          <table:table-cell office:value-type="date" office:date-value="1990-03-29" calcext:value-type="date">
            <text:p>29 Mar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L Hayden</text:p>
          </table:table-cell>
          <table:table-cell office:value-type="date" office:date-value="1971-10-29" calcext:value-type="date">
            <text:p>29 Oct 7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P Stoinis</text:p>
          </table:table-cell>
          <table:table-cell office:value-type="date" office:date-value="1989-08-16" calcext:value-type="date">
            <text:p>16 Aug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R Marsh</text:p>
          </table:table-cell>
          <table:table-cell office:value-type="date" office:date-value="1991-10-20" calcext:value-type="date">
            <text:p>20 Oct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S Wade</text:p>
          </table:table-cell>
          <table:table-cell office:value-type="date" office:date-value="1987-12-26" calcext:value-type="date">
            <text:p>26 Dec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J Quiney</text:p>
          </table:table-cell>
          <table:table-cell office:value-type="date" office:date-value="1982-08-20" calcext:value-type="date">
            <text:p>20 Aug 8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T Ponting</text:p>
          </table:table-cell>
          <table:table-cell office:value-type="date" office:date-value="1974-12-19" calcext:value-type="date">
            <text:p>19 Dec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TD Paine</text:p>
          </table:table-cell>
          <table:table-cell office:value-type="date" office:date-value="1984-12-08" calcext:value-type="date">
            <text:p>8 Dec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TR Birt</text:p>
          </table:table-cell>
          <table:table-cell office:value-type="date" office:date-value="1981-12-09" calcext:value-type="date">
            <text:p>9 Dec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UT Khawaja</text:p>
          </table:table-cell>
          <table:table-cell office:value-type="date" office:date-value="1986-12-18" calcext:value-type="date">
            <text:p>18 Dec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Symonds</text:p>
          </table:table-cell>
          <table:table-cell office:value-type="date" office:date-value="1975-06-09" calcext:value-type="date">
            <text:p>9 Jun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C Gilchrist</text:p>
          </table:table-cell>
          <table:table-cell office:value-type="date" office:date-value="1971-11-14" calcext:value-type="date">
            <text:p>14 Nov 7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J Hodge</text:p>
          </table:table-cell>
          <table:table-cell office:value-type="date" office:date-value="1974-12-29" calcext:value-type="date">
            <text:p>29 Dec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J Rohrer</text:p>
          </table:table-cell>
          <table:table-cell office:value-type="date" office:date-value="1981-03-26" calcext:value-type="date">
            <text:p>26 Mar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J Hussey</text:p>
          </table:table-cell>
          <table:table-cell office:value-type="date" office:date-value="1977-07-15" calcext:value-type="date">
            <text:p>15 Jul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J Maxwell</text:p>
          </table:table-cell>
          <table:table-cell office:value-type="date" office:date-value="1988-10-14" calcext:value-type="date">
            <text:p>14 Oct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TM Head</text:p>
          </table:table-cell>
          <table:table-cell office:value-type="date" office:date-value="1993-12-29" calcext:value-type="date">
            <text:p>29 Dec 9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B Hogg</text:p>
          </table:table-cell>
          <table:table-cell office:value-type="date" office:date-value="1971-02-06" calcext:value-type="date">
            <text:p>6 Feb 7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chinaman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M Katich</text:p>
          </table:table-cell>
          <table:table-cell office:value-type="date" office:date-value="1975-08-21" calcext:value-type="date">
            <text:p>21 Aug 7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chinaman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C Voges</text:p>
          </table:table-cell>
          <table:table-cell office:value-type="date" office:date-value="1979-10-04" calcext:value-type="date">
            <text:p>4 Oct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J Finch</text:p>
          </table:table-cell>
          <table:table-cell office:value-type="date" office:date-value="1986-11-17" calcext:value-type="date">
            <text:p>17 Nov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A Lynn</text:p>
          </table:table-cell>
          <table:table-cell office:value-type="date" office:date-value="1990-04-10" calcext:value-type="date">
            <text:p>10 Apr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S Lehmann</text:p>
          </table:table-cell>
          <table:table-cell office:value-type="date" office:date-value="1970-02-05" calcext:value-type="date">
            <text:p>5 Feb 7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J Clarke</text:p>
          </table:table-cell>
          <table:table-cell office:value-type="date" office:date-value="1981-04-02" calcext:value-type="date">
            <text:p>2 Apr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NJ Maddinson</text:p>
          </table:table-cell>
          <table:table-cell office:value-type="date" office:date-value="1991-12-21" calcext:value-type="date">
            <text:p>21 Dec 9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E Marsh</text:p>
          </table:table-cell>
          <table:table-cell office:value-type="date" office:date-value="1983-07-09" calcext:value-type="date">
            <text:p>9 Jul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Austral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ustafizur Rahman</text:p>
          </table:table-cell>
          <table:table-cell office:value-type="date" office:date-value="1995-09-06" calcext:value-type="date">
            <text:p>6 Sep 9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Bangladesh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ashrafe Mortaza</text:p>
          </table:table-cell>
          <table:table-cell office:value-type="date" office:date-value="1983-10-05" calcext:value-type="date">
            <text:p>5 Oct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Bangladesh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ohammad Ashraful</text:p>
          </table:table-cell>
          <table:table-cell office:value-type="date" office:date-value="1984-07-07" calcext:value-type="date">
            <text:p>7 Jul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Bangladesh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bdur Razzak</text:p>
          </table:table-cell>
          <table:table-cell office:value-type="date" office:date-value="1982-06-15" calcext:value-type="date">
            <text:p>15 Jun 8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Bangladesh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hakib Al Hasan</text:p>
          </table:table-cell>
          <table:table-cell office:value-type="date" office:date-value="1987-03-24" calcext:value-type="date">
            <text:p>24 Mar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Bangladesh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JC Buttler</text:p>
          </table:table-cell>
          <table:table-cell office:value-type="date" office:date-value="1990-09-08" calcext:value-type="date">
            <text:p>8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SW Billings</text:p>
          </table:table-cell>
          <table:table-cell office:value-type="date" office:date-value="1991-06-15" calcext:value-type="date">
            <text:p>15 Jun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Flintoff</text:p>
          </table:table-cell>
          <table:table-cell office:value-type="date" office:date-value="1977-12-06" calcext:value-type="date">
            <text:p>6 Dec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C Thomas</text:p>
          </table:table-cell>
          <table:table-cell office:value-type="date" office:date-value="1977-02-09" calcext:value-type="date">
            <text:p>9 Feb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D Mascarenhas</text:p>
          </table:table-cell>
          <table:table-cell office:value-type="date" office:date-value="1977-10-30" calcext:value-type="date">
            <text:p>30 Oct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J Jordan</text:p>
          </table:table-cell>
          <table:table-cell office:value-type="date" office:date-value="1988-10-04" calcext:value-type="date">
            <text:p>4 Oct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K Langeveldt</text:p>
          </table:table-cell>
          <table:table-cell office:value-type="date" office:date-value="1974-12-17" calcext:value-type="date">
            <text:p>17 Dec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EJG Morgan</text:p>
          </table:table-cell>
          <table:table-cell office:value-type="date" office:date-value="1986-09-10" calcext:value-type="date">
            <text:p>10 Sep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R Napier</text:p>
          </table:table-cell>
          <table:table-cell office:value-type="date" office:date-value="1980-01-06" calcext:value-type="date">
            <text:p>6 Jan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J Lumb</text:p>
          </table:table-cell>
          <table:table-cell office:value-type="date" office:date-value="1980-02-12" calcext:value-type="date">
            <text:p>12 Feb 8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D Collingwood</text:p>
          </table:table-cell>
          <table:table-cell office:value-type="date" office:date-value="1976-05-26" calcext:value-type="date">
            <text:p>26 May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S Bopara</text:p>
          </table:table-cell>
          <table:table-cell office:value-type="date" office:date-value="1985-05-04" calcext:value-type="date">
            <text:p>4 May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LJ Wright</text:p>
          </table:table-cell>
          <table:table-cell office:value-type="date" office:date-value="1985-03-07" calcext:value-type="date">
            <text:p>7 Mar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OA Shah</text:p>
          </table:table-cell>
          <table:table-cell office:value-type="date" office:date-value="1978-10-22" calcext:value-type="date">
            <text:p>22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England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P Singh</text:p>
          </table:table-cell>
          <table:table-cell office:value-type="date" office:date-value="1985-12-06" calcext:value-type="date">
            <text:p>6 Dec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J Srivastava</text:p>
          </table:table-cell>
          <table:table-cell office:value-type="date" office:date-value="1981-09-22" calcext:value-type="date">
            <text:p>22 Sep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YA Abdulla</text:p>
          </table:table-cell>
          <table:table-cell office:value-type="date" office:date-value="1983-01-17" calcext:value-type="date">
            <text:p>17 Jan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Z Khan</text:p>
          </table:table-cell>
          <table:table-cell office:value-type="date" office:date-value="1978-10-07" calcext:value-type="date">
            <text:p>7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Uniyal</text:p>
          </table:table-cell>
          <table:table-cell office:value-type="date" office:date-value="1981-11-21" calcext:value-type="date">
            <text:p>21 Nov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B Sran</text:p>
          </table:table-cell>
          <table:table-cell office:value-type="date" office:date-value="1992-12-10" calcext:value-type="date">
            <text:p>10 Dec 9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JD Unadkat</text:p>
          </table:table-cell>
          <table:table-cell office:value-type="date" office:date-value="1991-10-18" calcext:value-type="date">
            <text:p>18 Oct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 Parameswaran</text:p>
          </table:table-cell>
          <table:table-cell office:value-type="date" office:date-value="1985-05-30" calcext:value-type="date">
            <text:p>30 May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 Suyal</text:p>
          </table:table-cell>
          <table:table-cell office:value-type="date" office:date-value="1989-10-15" calcext:value-type="date">
            <text:p>15 Oct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J Sangwan</text:p>
          </table:table-cell>
          <table:table-cell office:value-type="date" office:date-value="1990-11-05" calcext:value-type="date">
            <text:p>5 Nov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A Shaikh</text:p>
          </table:table-cell>
          <table:table-cell office:value-type="date" office:date-value="1985-06-12" calcext:value-type="date">
            <text:p>12 Jun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Nehra</text:p>
          </table:table-cell>
          <table:table-cell office:value-type="date" office:date-value="1979-04-29" calcext:value-type="date">
            <text:p>29 Apr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IK Pathan</text:p>
          </table:table-cell>
          <table:table-cell office:value-type="date" office:date-value="1984-10-27" calcext:value-type="date">
            <text:p>27 Oct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amran Khan</text:p>
          </table:table-cell>
          <table:table-cell office:value-type="date" office:date-value="1991-03-10" calcext:value-type="date">
            <text:p>10 Mar 9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 Aravind</text:p>
          </table:table-cell>
          <table:table-cell office:value-type="date" office:date-value="1984-04-08" calcext:value-type="date">
            <text:p>8 Apr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B Wagh</text:p>
          </table:table-cell>
          <table:table-cell office:value-type="date" office:date-value="1988-10-09" calcext:value-type="date">
            <text:p>9 Oct 8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Mishra</text:p>
          </table:table-cell>
          <table:table-cell office:value-type="date" office:date-value="1982-11-24" calcext:value-type="date">
            <text:p>24 Nov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 Nanda</text:p>
          </table:table-cell>
          <table:table-cell office:value-type="date" office:date-value="1979-03-29" calcext:value-type="date">
            <text:p>29 Mar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A Pujara</text:p>
          </table:table-cell>
          <table:table-cell office:value-type="date" office:date-value="1988-01-25" calcext:value-type="date">
            <text:p>25 Jan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 Salunkhe</text:p>
          </table:table-cell>
          <table:table-cell office:value-type="date" office:date-value="1982-11-12" calcext:value-type="date">
            <text:p>12 Nov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G Gambhir</text:p>
          </table:table-cell>
          <table:table-cell office:value-type="date" office:date-value="1981-10-14" calcext:value-type="date">
            <text:p>14 Oct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C Cariappa</text:p>
          </table:table-cell>
          <table:table-cell office:value-type="date" office:date-value="1994-04-13" calcext:value-type="date">
            <text:p>13 Apr 9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 Dogra</text:p>
          </table:table-cell>
          <table:table-cell office:value-type="date" office:date-value="1984-11-19" calcext:value-type="date">
            <text:p>19 Nov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A Reddy</text:p>
          </table:table-cell>
          <table:table-cell office:value-type="date" office:date-value="1991-02-11" calcext:value-type="date">
            <text:p>11 Feb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P Chawla</text:p>
          </table:table-cell>
          <table:table-cell office:value-type="date" office:date-value="1988-12-24" calcext:value-type="date">
            <text:p>24 Dec 8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V Tambe</text:p>
          </table:table-cell>
          <table:table-cell office:value-type="date" office:date-value="1971-10-08" calcext:value-type="date">
            <text:p>8 Oct 7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 Tewatia</text:p>
          </table:table-cell>
          <table:table-cell office:value-type="date" office:date-value="1993-05-20" calcext:value-type="date">
            <text:p>20 May 9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 Gopal</text:p>
          </table:table-cell>
          <table:table-cell office:value-type="date" office:date-value="1993-09-04" calcext:value-type="date">
            <text:p>4 Sep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 Ladda</text:p>
          </table:table-cell>
          <table:table-cell office:value-type="date" office:date-value="1986-07-10" calcext:value-type="date">
            <text:p>10 Jul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 Sohal</text:p>
          </table:table-cell>
          <table:table-cell office:value-type="date" office:date-value="1987-11-10" calcext:value-type="date">
            <text:p>10 Nov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N Khan</text:p>
          </table:table-cell>
          <table:table-cell office:value-type="date" office:date-value="1997-10-27" calcext:value-type="date">
            <text:p>27 Oct 9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Kumble</text:p>
          </table:table-cell>
          <table:table-cell office:value-type="date" office:date-value="1970-10-17" calcext:value-type="date">
            <text:p>17 Oct 7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Mukund</text:p>
          </table:table-cell>
          <table:table-cell office:value-type="date" office:date-value="1990-01-06" calcext:value-type="date">
            <text:p>6 Jan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P Majumdar</text:p>
          </table:table-cell>
          <table:table-cell office:value-type="date" office:date-value="1984-04-30" calcext:value-type="date">
            <text:p>30 Ap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S Raut</text:p>
          </table:table-cell>
          <table:table-cell office:value-type="date" office:date-value="1987-03-03" calcext:value-type="date">
            <text:p>3 Ma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B Das</text:p>
          </table:table-cell>
          <table:table-cell office:value-type="date" office:date-value="1986-09-22" calcext:value-type="date">
            <text:p>22 Sep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B Ravi Teja</text:p>
          </table:table-cell>
          <table:table-cell office:value-type="date" office:date-value="1987-09-05" calcext:value-type="date">
            <text:p>5 Sep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Imran Tahir</text:p>
          </table:table-cell>
          <table:table-cell office:value-type="date" office:date-value="1979-03-27" calcext:value-type="date">
            <text:p>27 Mar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IR Jaggi</text:p>
          </table:table-cell>
          <table:table-cell office:value-type="date" office:date-value="1989-01-27" calcext:value-type="date">
            <text:p>27 Jan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aranveer Singh</text:p>
          </table:table-cell>
          <table:table-cell office:value-type="date" office:date-value="1987-11-08" calcext:value-type="date">
            <text:p>8 Nov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B Arun Karthik</text:p>
          </table:table-cell>
          <table:table-cell office:value-type="date" office:date-value="1986-02-15" calcext:value-type="date">
            <text:p>15 Feb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KV Sharma</text:p>
          </table:table-cell>
          <table:table-cell office:value-type="date" office:date-value="1987-10-23" calcext:value-type="date">
            <text:p>23 Oct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 Ashwin</text:p>
          </table:table-cell>
          <table:table-cell office:value-type="date" office:date-value="1990-09-08" calcext:value-type="date">
            <text:p>8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K Tiwary</text:p>
          </table:table-cell>
          <table:table-cell office:value-type="date" office:date-value="1985-11-14" calcext:value-type="date">
            <text:p>14 Nov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P Sahu</text:p>
          </table:table-cell>
          <table:table-cell office:value-type="date" office:date-value="1985-08-21" calcext:value-type="date">
            <text:p>21 Aug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PD Smith</text:p>
          </table:table-cell>
          <table:table-cell office:value-type="date" office:date-value="1989-06-02" calcext:value-type="date">
            <text:p>2 Jun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S Iyer</text:p>
          </table:table-cell>
          <table:table-cell office:value-type="date" office:date-value="1994-12-06" calcext:value-type="date">
            <text:p>6 Dec 9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YS Chahal</text:p>
          </table:table-cell>
          <table:table-cell office:value-type="date" office:date-value="1990-07-23" calcext:value-type="date">
            <text:p>23 Jul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AG Paunikar</text:p>
          </table:table-cell>
          <table:table-cell office:value-type="date" office:date-value="1988-04-18" calcext:value-type="date">
            <text:p>18 Apr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AP Tare</text:p>
          </table:table-cell>
          <table:table-cell office:value-type="date" office:date-value="1987-11-07" calcext:value-type="date">
            <text:p>7 Nov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AV Wankhade</text:p>
          </table:table-cell>
          <table:table-cell office:value-type="date" office:date-value="1992-03-14" calcext:value-type="date">
            <text:p>14 Mar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BB Samantray</text:p>
          </table:table-cell>
          <table:table-cell office:value-type="date" office:date-value="1988-12-14" calcext:value-type="date">
            <text:p>14 Dec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C Madan</text:p>
          </table:table-cell>
          <table:table-cell office:value-type="date" office:date-value="1982-10-15" calcext:value-type="date">
            <text:p>15 Oct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CM Gautam</text:p>
          </table:table-cell>
          <table:table-cell office:value-type="date" office:date-value="1986-03-08" calcext:value-type="date">
            <text:p>8 Mar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DH Yagnik</text:p>
          </table:table-cell>
          <table:table-cell office:value-type="date" office:date-value="1983-06-22" calcext:value-type="date">
            <text:p>22 Jun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DT Patil</text:p>
          </table:table-cell>
          <table:table-cell office:value-type="date" office:date-value="1984-12-06" calcext:value-type="date">
            <text:p>6 Dec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ER Dwivedi</text:p>
          </table:table-cell>
          <table:table-cell office:value-type="date" office:date-value="1988-07-22" calcext:value-type="date">
            <text:p>22 Jul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H Das</text:p>
          </table:table-cell>
          <table:table-cell office:value-type="date" office:date-value="1986-12-10" calcext:value-type="date">
            <text:p>10 Dec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Ishan Kishan</text:p>
          </table:table-cell>
          <table:table-cell office:value-type="date" office:date-value="1998-07-18" calcext:value-type="date">
            <text:p>18 Jul 9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KD Karthik</text:p>
          </table:table-cell>
          <table:table-cell office:value-type="date" office:date-value="1985-06-01" calcext:value-type="date">
            <text:p>1 Jun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KH Devdhar</text:p>
          </table:table-cell>
          <table:table-cell office:value-type="date" office:date-value="1989-12-14" calcext:value-type="date">
            <text:p>14 Dec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KL Rahul</text:p>
          </table:table-cell>
          <table:table-cell office:value-type="date" office:date-value="1992-04-18" calcext:value-type="date">
            <text:p>18 Apr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M Rawat</text:p>
          </table:table-cell>
          <table:table-cell office:value-type="date" office:date-value="1985-10-25" calcext:value-type="date">
            <text:p>25 Oct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MA Agarwal</text:p>
          </table:table-cell>
          <table:table-cell office:value-type="date" office:date-value="1991-02-16" calcext:value-type="date">
            <text:p>16 Feb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MS Bisla</text:p>
          </table:table-cell>
          <table:table-cell office:value-type="date" office:date-value="1984-12-27" calcext:value-type="date">
            <text:p>27 Dec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NK Patel</text:p>
          </table:table-cell>
          <table:table-cell office:value-type="date" office:date-value="1981-03-26" calcext:value-type="date">
            <text:p>26 Mar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NS Naik</text:p>
          </table:table-cell>
          <table:table-cell office:value-type="date" office:date-value="1994-11-09" calcext:value-type="date">
            <text:p>9 Nov 9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NV Ojha</text:p>
          </table:table-cell>
          <table:table-cell office:value-type="date" office:date-value="1983-07-20" calcext:value-type="date">
            <text:p>20 Jul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P Dharmani</text:p>
          </table:table-cell>
          <table:table-cell office:value-type="date" office:date-value="1974-09-27" calcext:value-type="date">
            <text:p>27 Sep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PA Patel</text:p>
          </table:table-cell>
          <table:table-cell office:value-type="date" office:date-value="1985-03-09" calcext:value-type="date">
            <text:p>9 Mar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PR Shah</text:p>
          </table:table-cell>
          <table:table-cell office:value-type="date" office:date-value="1987-11-03" calcext:value-type="date">
            <text:p>3 Nov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RR Pant</text:p>
          </table:table-cell>
          <table:table-cell office:value-type="date" office:date-value="1997-10-04" calcext:value-type="date">
            <text:p>4 Oct 9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S Anirudha</text:p>
          </table:table-cell>
          <table:table-cell office:value-type="date" office:date-value="1987-04-14" calcext:value-type="date">
            <text:p>14 Ap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SP Goswami</text:p>
          </table:table-cell>
          <table:table-cell office:value-type="date" office:date-value="1989-05-18" calcext:value-type="date">
            <text:p>18 May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SS Tiwary</text:p>
          </table:table-cell>
          <table:table-cell office:value-type="date" office:date-value="1989-12-30" calcext:value-type="date">
            <text:p>30 Dec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SV Samson</text:p>
          </table:table-cell>
          <table:table-cell office:value-type="date" office:date-value="1994-11-11" calcext:value-type="date">
            <text:p>11 Nov 9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U Kaul</text:p>
          </table:table-cell>
          <table:table-cell office:value-type="date" office:date-value="1987-12-02" calcext:value-type="date">
            <text:p>2 Dec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WP Saha</text:p>
          </table:table-cell>
          <table:table-cell office:value-type="date" office:date-value="1984-10-24" calcext:value-type="date">
            <text:p>24 Oct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 table:visibility="filter">
          <table:table-cell office:value-type="string" calcext:value-type="string">
            <text:p>YV Takawale</text:p>
          </table:table-cell>
          <table:table-cell office:value-type="date" office:date-value="1984-11-05" calcext:value-type="date">
            <text:p>5 Nov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B Agarkar</text:p>
          </table:table-cell>
          <table:table-cell office:value-type="date" office:date-value="1977-12-04" calcext:value-type="date">
            <text:p>4 Dec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N Saini</text:p>
          </table:table-cell>
          <table:table-cell office:value-type="date" office:date-value="1988-10-28" calcext:value-type="date">
            <text:p>28 Oct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TP Sudhindra</text:p>
          </table:table-cell>
          <table:table-cell office:value-type="date" office:date-value="1984-04-24" calcext:value-type="date">
            <text:p>24 Apr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VR Aaron</text:p>
          </table:table-cell>
          <table:table-cell office:value-type="date" office:date-value="1989-10-29" calcext:value-type="date">
            <text:p>29 Oct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I Sharma</text:p>
          </table:table-cell>
          <table:table-cell office:value-type="date" office:date-value="1988-09-02" calcext:value-type="date">
            <text:p>2 Sep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Joginder Sharma</text:p>
          </table:table-cell>
          <table:table-cell office:value-type="date" office:date-value="1983-10-23" calcext:value-type="date">
            <text:p>23 Oct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F Maharoof</text:p>
          </table:table-cell>
          <table:table-cell office:value-type="date" office:date-value="1984-09-07" calcext:value-type="date">
            <text:p>7 Sep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Mohammed Shami</text:p>
          </table:table-cell>
          <table:table-cell office:value-type="date" office:date-value="1990-09-03" calcext:value-type="date">
            <text:p>3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R Bose</text:p>
          </table:table-cell>
          <table:table-cell office:value-type="date" office:date-value="1979-02-27" calcext:value-type="date">
            <text:p>27 Feb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RR Raje</text:p>
          </table:table-cell>
          <table:table-cell office:value-type="date" office:date-value="1986-09-03" calcext:value-type="date">
            <text:p>3 Sep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S Sreesanth</text:p>
          </table:table-cell>
          <table:table-cell office:value-type="date" office:date-value="1983-02-06" calcext:value-type="date">
            <text:p>6 Feb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T Mishra</text:p>
          </table:table-cell>
          <table:table-cell office:value-type="date" office:date-value="1986-12-22" calcext:value-type="date">
            <text:p>22 Dec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UT Yadav</text:p>
          </table:table-cell>
          <table:table-cell office:value-type="date" office:date-value="1987-10-25" calcext:value-type="date">
            <text:p>25 Oct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Ashish Reddy</text:p>
          </table:table-cell>
          <table:table-cell office:value-type="date" office:date-value="1991-02-24" calcext:value-type="date">
            <text:p>24 Feb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 Mithun</text:p>
          </table:table-cell>
          <table:table-cell office:value-type="date" office:date-value="1989-10-25" calcext:value-type="date">
            <text:p>25 Oct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A Bilakhia</text:p>
          </table:table-cell>
          <table:table-cell office:value-type="date" office:date-value="1986-05-31" calcext:value-type="date">
            <text:p>31 May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M Nayar</text:p>
          </table:table-cell>
          <table:table-cell office:value-type="date" office:date-value="1983-10-08" calcext:value-type="date">
            <text:p>8 Oct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M Rahane</text:p>
          </table:table-cell>
          <table:table-cell office:value-type="date" office:date-value="1988-06-06" calcext:value-type="date">
            <text:p>6 Jun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M Salvi</text:p>
          </table:table-cell>
          <table:table-cell office:value-type="date" office:date-value="1981-10-20" calcext:value-type="date">
            <text:p>20 Oct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N Ghosh</text:p>
          </table:table-cell>
          <table:table-cell office:value-type="date" office:date-value="1986-10-19" calcext:value-type="date">
            <text:p>19 Oct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nand Rajan</text:p>
          </table:table-cell>
          <table:table-cell office:value-type="date" office:date-value="1987-04-17" calcext:value-type="date">
            <text:p>17 Ap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nirudh Singh</text:p>
          </table:table-cell>
          <table:table-cell office:value-type="date" office:date-value="1980-08-02" calcext:value-type="date">
            <text:p>2 Aug 8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nureet Singh</text:p>
          </table:table-cell>
          <table:table-cell office:value-type="date" office:date-value="1988-03-02" calcext:value-type="date">
            <text:p>2 Mar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S Rajpoot</text:p>
          </table:table-cell>
          <table:table-cell office:value-type="date" office:date-value="1993-12-04" calcext:value-type="date">
            <text:p>4 Dec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AUK Pathan</text:p>
          </table:table-cell>
          <table:table-cell office:value-type="date" office:date-value="1984-06-17" calcext:value-type="date">
            <text:p>17 Jun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 Chipli</text:p>
          </table:table-cell>
          <table:table-cell office:value-type="date" office:date-value="1983-01-27" calcext:value-type="date">
            <text:p>27 Jan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B Kumar</text:p>
          </table:table-cell>
          <table:table-cell office:value-type="date" office:date-value="1990-02-05" calcext:value-type="date">
            <text:p>5 Feb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C Ganapathy</text:p>
          </table:table-cell>
          <table:table-cell office:value-type="date" office:date-value="1981-06-10" calcext:value-type="date">
            <text:p>10 Jun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J Muthuswami</text:p>
          </table:table-cell>
          <table:table-cell office:value-type="date" office:date-value="1981-03-09" calcext:value-type="date">
            <text:p>9 Mar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1">
          <table:table-cell office:value-type="string" calcext:value-type="string">
            <text:p>DL Chahar</text:p>
          </table:table-cell>
          <table:table-cell office:value-type="date" office:date-value="1992-08-07" calcext:value-type="date">
            <text:p>7 Aug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P Vijaykumar</text:p>
          </table:table-cell>
          <table:table-cell office:value-type="date" office:date-value="1986-10-20" calcext:value-type="date">
            <text:p>20 Oct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S Kulkarni</text:p>
          </table:table-cell>
          <table:table-cell office:value-type="date" office:date-value="1988-12-10" calcext:value-type="date">
            <text:p>10 Dec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FY Fazal</text:p>
          </table:table-cell>
          <table:table-cell office:value-type="date" office:date-value="1985-09-07" calcext:value-type="date">
            <text:p>7 Sep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arpreet Singh</text:p>
          </table:table-cell>
          <table:table-cell office:value-type="date" office:date-value="1991-08-11" calcext:value-type="date">
            <text:p>11 Aug 9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V Patel</text:p>
          </table:table-cell>
          <table:table-cell office:value-type="date" office:date-value="1990-11-23" calcext:value-type="date">
            <text:p>23 Nov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IC Pandey</text:p>
          </table:table-cell>
          <table:table-cell office:value-type="date" office:date-value="1989-08-15" calcext:value-type="date">
            <text:p>15 Aug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askaran Singh</text:p>
          </table:table-cell>
          <table:table-cell office:value-type="date" office:date-value="1989-09-04" calcext:value-type="date">
            <text:p>4 Sep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J Bumrah</text:p>
          </table:table-cell>
          <table:table-cell office:value-type="date" office:date-value="1993-12-06" calcext:value-type="date">
            <text:p>6 Dec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 Upadhyay</text:p>
          </table:table-cell>
          <table:table-cell office:value-type="date" office:date-value="1986-06-18" calcext:value-type="date">
            <text:p>18 Jun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R Shukla</text:p>
          </table:table-cell>
          <table:table-cell office:value-type="date" office:date-value="1981-05-06" calcext:value-type="date">
            <text:p>6 May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Vohra</text:p>
          </table:table-cell>
          <table:table-cell office:value-type="date" office:date-value="1993-07-18" calcext:value-type="date">
            <text:p>18 Jul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A Khote</text:p>
          </table:table-cell>
          <table:table-cell office:value-type="date" office:date-value="1980-04-22" calcext:value-type="date">
            <text:p>22 Apr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andeep Singh</text:p>
          </table:table-cell>
          <table:table-cell office:value-type="date" office:date-value="1991-12-18" calcext:value-type="date">
            <text:p>18 Dec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K Pandey</text:p>
          </table:table-cell>
          <table:table-cell office:value-type="date" office:date-value="1989-09-10" calcext:value-type="date">
            <text:p>10 Sep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M Sharma</text:p>
          </table:table-cell>
          <table:table-cell office:value-type="date" office:date-value="1988-09-18" calcext:value-type="date">
            <text:p>18 Sep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S Dhoni</text:p>
          </table:table-cell>
          <table:table-cell office:value-type="date" office:date-value="1981-07-07" calcext:value-type="date">
            <text:p>7 Jul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S Gony</text:p>
          </table:table-cell>
          <table:table-cell office:value-type="date" office:date-value="1984-01-04" calcext:value-type="date">
            <text:p>4 Jan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 Amarnath</text:p>
          </table:table-cell>
          <table:table-cell office:value-type="date" office:date-value="1982-06-01" calcext:value-type="date">
            <text:p>1 Jun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 Awana</text:p>
          </table:table-cell>
          <table:table-cell office:value-type="date" office:date-value="1986-07-19" calcext:value-type="date">
            <text:p>19 Jul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 Kumar</text:p>
          </table:table-cell>
          <table:table-cell office:value-type="date" office:date-value="1986-10-02" calcext:value-type="date">
            <text:p>2 Oct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C Valthaty</text:p>
          </table:table-cell>
          <table:table-cell office:value-type="date" office:date-value="1983-12-07" calcext:value-type="date">
            <text:p>7 Dec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M Sarvesh Kumar</text:p>
          </table:table-cell>
          <table:table-cell office:value-type="date" office:date-value="1989-04-26" calcext:value-type="date">
            <text:p>26 Apr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Sathish</text:p>
          </table:table-cell>
          <table:table-cell office:value-type="date" office:date-value="1981-01-14" calcext:value-type="date">
            <text:p>14 Jan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Shukla</text:p>
          </table:table-cell>
          <table:table-cell office:value-type="date" office:date-value="1990-08-28" calcext:value-type="date">
            <text:p>28 Aug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Vinay Kumar</text:p>
          </table:table-cell>
          <table:table-cell office:value-type="date" office:date-value="1984-02-12" calcext:value-type="date">
            <text:p>12 Feb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G More</text:p>
          </table:table-cell>
          <table:table-cell office:value-type="date" office:date-value="1992-02-02" calcext:value-type="date">
            <text:p>2 Feb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R Bhatkal</text:p>
          </table:table-cell>
          <table:table-cell office:value-type="date" office:date-value="1985-09-01" calcext:value-type="date">
            <text:p>1 Sep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S Sodhi</text:p>
          </table:table-cell>
          <table:table-cell office:value-type="date" office:date-value="1980-10-18" calcext:value-type="date">
            <text:p>18 Oct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V Gomez</text:p>
          </table:table-cell>
          <table:table-cell office:value-type="date" office:date-value="1985-10-16" calcext:value-type="date">
            <text:p>16 Oct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V Uthappa</text:p>
          </table:table-cell>
          <table:table-cell office:value-type="date" office:date-value="1985-11-11" calcext:value-type="date">
            <text:p>11 Nov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Kaul</text:p>
          </table:table-cell>
          <table:table-cell office:value-type="date" office:date-value="1990-05-19" calcext:value-type="date">
            <text:p>19 May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Narwal</text:p>
          </table:table-cell>
          <table:table-cell office:value-type="date" office:date-value="1982-04-16" calcext:value-type="date">
            <text:p>16 Apr 8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Tyagi</text:p>
          </table:table-cell>
          <table:table-cell office:value-type="date" office:date-value="1987-09-17" calcext:value-type="date">
            <text:p>17 Sep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ndeep Sharma</text:p>
          </table:table-cell>
          <table:table-cell office:value-type="date" office:date-value="1993-05-18" calcext:value-type="date">
            <text:p>18 May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C Ganguly</text:p>
          </table:table-cell>
          <table:table-cell office:value-type="date" office:date-value="1972-07-08" calcext:value-type="date">
            <text:p>8 Jul 7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K Trivedi</text:p>
          </table:table-cell>
          <table:table-cell office:value-type="date" office:date-value="1982-09-04" calcext:value-type="date">
            <text:p>4 Sep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N Thakur</text:p>
          </table:table-cell>
          <table:table-cell office:value-type="date" office:date-value="1991-10-16" calcext:value-type="date">
            <text:p>16 Oct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S Mundhe</text:p>
          </table:table-cell>
          <table:table-cell office:value-type="date" office:date-value="1988-10-27" calcext:value-type="date">
            <text:p>27 Oct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S Sarkar</text:p>
          </table:table-cell>
          <table:table-cell office:value-type="date" office:date-value="1984-12-15" calcext:value-type="date">
            <text:p>15 Dec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S Shaikh</text:p>
          </table:table-cell>
          <table:table-cell office:value-type="date" office:date-value="1987-01-18" calcext:value-type="date">
            <text:p>18 Jan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TR Binny</text:p>
          </table:table-cell>
          <table:table-cell office:value-type="date" office:date-value="1984-06-03" calcext:value-type="date">
            <text:p>3 Jun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 Kohli</text:p>
          </table:table-cell>
          <table:table-cell office:value-type="date" office:date-value="1988-12-17" calcext:value-type="date">
            <text:p>17 Dec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M Srivastava</text:p>
          </table:table-cell>
          <table:table-cell office:value-type="date" office:date-value="1989-11-07" calcext:value-type="date">
            <text:p>7 Nov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UA Birla</text:p>
          </table:table-cell>
          <table:table-cell office:value-type="date" office:date-value="1989-11-17" calcext:value-type="date">
            <text:p>17 Nov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 Kohli</text:p>
          </table:table-cell>
          <table:table-cell office:value-type="date" office:date-value="1988-11-05" calcext:value-type="date">
            <text:p>5 Nov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 Pratap Singh</text:p>
          </table:table-cell>
          <table:table-cell office:value-type="date" office:date-value="1992-05-03" calcext:value-type="date">
            <text:p>3 May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 Shankar</text:p>
          </table:table-cell>
          <table:table-cell office:value-type="date" office:date-value="1991-01-26" calcext:value-type="date">
            <text:p>26 Jan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S Malik</text:p>
          </table:table-cell>
          <table:table-cell office:value-type="date" office:date-value="1983-05-09" calcext:value-type="date">
            <text:p>9 May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WA Mota</text:p>
          </table:table-cell>
          <table:table-cell office:value-type="date" office:date-value="1981-09-20" calcext:value-type="date">
            <text:p>20 Sep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 Gnaneswara Rao</text:p>
          </table:table-cell>
          <table:table-cell office:value-type="date" office:date-value="1984-08-25" calcext:value-type="date">
            <text:p>25 Aug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ashpal Singh</text:p>
          </table:table-cell>
          <table:table-cell office:value-type="date" office:date-value="1981-11-27" calcext:value-type="date">
            <text:p>27 Nov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 Singh</text:p>
          </table:table-cell>
          <table:table-cell office:value-type="date" office:date-value="1981-06-21" calcext:value-type="date">
            <text:p>21 Jun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B Dinda</text:p>
          </table:table-cell>
          <table:table-cell office:value-type="date" office:date-value="1984-03-25" calcext:value-type="date">
            <text:p>25 Ma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D Nath</text:p>
          </table:table-cell>
          <table:table-cell office:value-type="date" office:date-value="1993-05-10" calcext:value-type="date">
            <text:p>10 May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N Ahmed</text:p>
          </table:table-cell>
          <table:table-cell office:value-type="date" office:date-value="1988-11-05" calcext:value-type="date">
            <text:p>5 Nov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P Dole</text:p>
          </table:table-cell>
          <table:table-cell office:value-type="date" office:date-value="1987-10-09" calcext:value-type="date">
            <text:p>9 Oct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 Akhil</text:p>
          </table:table-cell>
          <table:table-cell office:value-type="date" office:date-value="1977-10-07" calcext:value-type="date">
            <text:p>7 Oct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 Sumanth</text:p>
          </table:table-cell>
          <table:table-cell office:value-type="date" office:date-value="1988-05-10" calcext:value-type="date">
            <text:p>10 May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 Kalyankrishna</text:p>
          </table:table-cell>
          <table:table-cell office:value-type="date" office:date-value="1983-12-16" calcext:value-type="date">
            <text:p>16 Dec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Gagandeep Singh</text:p>
          </table:table-cell>
          <table:table-cell office:value-type="date" office:date-value="1981-10-03" calcext:value-type="date">
            <text:p>3 Oct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H Pandya</text:p>
          </table:table-cell>
          <table:table-cell office:value-type="date" office:date-value="1993-10-11" calcext:value-type="date">
            <text:p>11 Oct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I Malhotra</text:p>
          </table:table-cell>
          <table:table-cell office:value-type="date" office:date-value="1984-05-23" calcext:value-type="date">
            <text:p>23 May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 Ablish</text:p>
          </table:table-cell>
          <table:table-cell office:value-type="date" office:date-value="1982-12-03" calcext:value-type="date">
            <text:p>3 Dec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 Balaji</text:p>
          </table:table-cell>
          <table:table-cell office:value-type="date" office:date-value="1981-09-27" calcext:value-type="date">
            <text:p>27 Sep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M Patel</text:p>
          </table:table-cell>
          <table:table-cell office:value-type="date" office:date-value="1983-07-12" calcext:value-type="date">
            <text:p>12 Jul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ankaj Singh</text:p>
          </table:table-cell>
          <table:table-cell office:value-type="date" office:date-value="1985-05-06" calcext:value-type="date">
            <text:p>6 May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Bhatia</text:p>
          </table:table-cell>
          <table:table-cell office:value-type="date" office:date-value="1979-10-22" calcext:value-type="date">
            <text:p>22 Oct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Bishnoi</text:p>
          </table:table-cell>
          <table:table-cell office:value-type="date" office:date-value="1987-10-08" calcext:value-type="date">
            <text:p>8 Oct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Dhawan</text:p>
          </table:table-cell>
          <table:table-cell office:value-type="date" office:date-value="1990-02-19" calcext:value-type="date">
            <text:p>19 Feb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Rana</text:p>
          </table:table-cell>
          <table:table-cell office:value-type="date" office:date-value="1984-09-18" calcext:value-type="date">
            <text:p>18 Sep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B Bangar</text:p>
          </table:table-cell>
          <table:table-cell office:value-type="date" office:date-value="1972-10-11" calcext:value-type="date">
            <text:p>11 Oct 7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unny Singh</text:p>
          </table:table-cell>
          <table:table-cell office:value-type="date" office:date-value="1986-12-18" calcext:value-type="date">
            <text:p>18 Dec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RV Singh</text:p>
          </table:table-cell>
          <table:table-cell office:value-type="date" office:date-value="1984-09-17" calcext:value-type="date">
            <text:p>17 Sep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Y Mahesh</text:p>
          </table:table-cell>
          <table:table-cell office:value-type="date" office:date-value="1987-12-21" calcext:value-type="date">
            <text:p>21 Dec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 Chandila</text:p>
          </table:table-cell>
          <table:table-cell office:value-type="date" office:date-value="1983-12-05" calcext:value-type="date">
            <text:p>5 Dec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 Chopra</text:p>
          </table:table-cell>
          <table:table-cell office:value-type="date" office:date-value="1977-09-19" calcext:value-type="date">
            <text:p>19 Sep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A Jhunjhunwala</text:p>
          </table:table-cell>
          <table:table-cell office:value-type="date" office:date-value="1982-12-01" calcext:value-type="date">
            <text:p>1 Dec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B Barath</text:p>
          </table:table-cell>
          <table:table-cell office:value-type="date" office:date-value="1990-04-14" calcext:value-type="date">
            <text:p>14 Apr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T Rayudu</text:p>
          </table:table-cell>
          <table:table-cell office:value-type="date" office:date-value="1985-09-23" calcext:value-type="date">
            <text:p>23 Sep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 Aparajith</text:p>
          </table:table-cell>
          <table:table-cell office:value-type="date" office:date-value="1994-07-08" calcext:value-type="date">
            <text:p>8 Jul 9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J Hooda</text:p>
          </table:table-cell>
          <table:table-cell office:value-type="date" office:date-value="1995-04-19" calcext:value-type="date">
            <text:p>19 Apr 9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GH Vihari</text:p>
          </table:table-cell>
          <table:table-cell office:value-type="date" office:date-value="1993-10-13" calcext:value-type="date">
            <text:p>13 Oct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Gurkeerat Singh</text:p>
          </table:table-cell>
          <table:table-cell office:value-type="date" office:date-value="1990-06-29" calcext:value-type="date">
            <text:p>29 Jun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arbhajan Singh</text:p>
          </table:table-cell>
          <table:table-cell office:value-type="date" office:date-value="1980-07-03" calcext:value-type="date">
            <text:p>3 Jul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Arunkumar</text:p>
          </table:table-cell>
          <table:table-cell office:value-type="date" office:date-value="1975-01-18" calcext:value-type="date">
            <text:p>18 Jan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Yadav</text:p>
          </table:table-cell>
          <table:table-cell office:value-type="date" office:date-value="1990-01-22" calcext:value-type="date">
            <text:p>22 Jan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 Goel</text:p>
          </table:table-cell>
          <table:table-cell office:value-type="date" office:date-value="1986-12-24" calcext:value-type="date">
            <text:p>24 Dec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K Nair</text:p>
          </table:table-cell>
          <table:table-cell office:value-type="date" office:date-value="1991-12-06" calcext:value-type="date">
            <text:p>6 Dec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M Jadhav</text:p>
          </table:table-cell>
          <table:table-cell office:value-type="date" office:date-value="1985-03-26" calcext:value-type="date">
            <text:p>26 Mar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Kaif</text:p>
          </table:table-cell>
          <table:table-cell office:value-type="date" office:date-value="1980-12-01" calcext:value-type="date">
            <text:p>1 Dec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Manhas</text:p>
          </table:table-cell>
          <table:table-cell office:value-type="date" office:date-value="1979-10-12" calcext:value-type="date">
            <text:p>12 Oct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Vijay</text:p>
          </table:table-cell>
          <table:table-cell office:value-type="date" office:date-value="1984-04-01" calcext:value-type="date">
            <text:p>1 Ap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B Parmar</text:p>
          </table:table-cell>
          <table:table-cell office:value-type="date" office:date-value="1988-04-12" calcext:value-type="date">
            <text:p>12 Apr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C Juneja</text:p>
          </table:table-cell>
          <table:table-cell office:value-type="date" office:date-value="1990-09-12" calcext:value-type="date">
            <text:p>12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D Mishra</text:p>
          </table:table-cell>
          <table:table-cell office:value-type="date" office:date-value="1984-02-09" calcext:value-type="date">
            <text:p>9 Feb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N Rana</text:p>
          </table:table-cell>
          <table:table-cell office:value-type="date" office:date-value="1993-12-27" calcext:value-type="date">
            <text:p>27 Dec 9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arvez Rasool</text:p>
          </table:table-cell>
          <table:table-cell office:value-type="date" office:date-value="1989-02-13" calcext:value-type="date">
            <text:p>13 Feb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Ashwin</text:p>
          </table:table-cell>
          <table:table-cell office:value-type="date" office:date-value="1986-09-17" calcext:value-type="date">
            <text:p>17 Sep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Dravid</text:p>
          </table:table-cell>
          <table:table-cell office:value-type="date" office:date-value="1973-01-11" calcext:value-type="date">
            <text:p>11 Jan 7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Ninan</text:p>
          </table:table-cell>
          <table:table-cell office:value-type="date" office:date-value="1985-11-19" calcext:value-type="date">
            <text:p>19 Nov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Sharma</text:p>
          </table:table-cell>
          <table:table-cell office:value-type="date" office:date-value="1987-04-30" calcext:value-type="date">
            <text:p>30 Ap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G Sharma</text:p>
          </table:table-cell>
          <table:table-cell office:value-type="date" office:date-value="1987-04-30" calcext:value-type="date">
            <text:p>30 Ap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R Powar</text:p>
          </table:table-cell>
          <table:table-cell office:value-type="date" office:date-value="1978-05-20" calcext:value-type="date">
            <text:p>20 May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Badrinath</text:p>
          </table:table-cell>
          <table:table-cell office:value-type="date" office:date-value="1980-08-30" calcext:value-type="date">
            <text:p>30 Aug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Dhawan</text:p>
          </table:table-cell>
          <table:table-cell office:value-type="date" office:date-value="1985-12-05" calcext:value-type="date">
            <text:p>5 Dec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 Asnodkar</text:p>
          </table:table-cell>
          <table:table-cell office:value-type="date" office:date-value="1984-03-29" calcext:value-type="date">
            <text:p>29 Ma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 Yadav</text:p>
          </table:table-cell>
          <table:table-cell office:value-type="date" office:date-value="1990-09-14" calcext:value-type="date">
            <text:p>14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chin Baby</text:p>
          </table:table-cell>
          <table:table-cell office:value-type="date" office:date-value="1988-12-18" calcext:value-type="date">
            <text:p>18 Dec 8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D Chitnis</text:p>
          </table:table-cell>
          <table:table-cell office:value-type="date" office:date-value="1987-05-06" calcext:value-type="date">
            <text:p>6 May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hivam Sharma</text:p>
          </table:table-cell>
          <table:table-cell office:value-type="date" office:date-value="1993-09-09" calcext:value-type="date">
            <text:p>9 Sep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K Raina</text:p>
          </table:table-cell>
          <table:table-cell office:value-type="date" office:date-value="1986-11-27" calcext:value-type="date">
            <text:p>27 Nov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R Tendulkar</text:p>
          </table:table-cell>
          <table:table-cell office:value-type="date" office:date-value="1973-04-24" calcext:value-type="date">
            <text:p>24 Apr 7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unny Gupta</text:p>
          </table:table-cell>
          <table:table-cell office:value-type="date" office:date-value="1988-09-27" calcext:value-type="date">
            <text:p>27 Sep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L Suman</text:p>
          </table:table-cell>
          <table:table-cell office:value-type="date" office:date-value="1983-12-15" calcext:value-type="date">
            <text:p>15 Dec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UBT Chand</text:p>
          </table:table-cell>
          <table:table-cell office:value-type="date" office:date-value="1993-03-26" calcext:value-type="date">
            <text:p>26 Mar 9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 Sehwag</text:p>
          </table:table-cell>
          <table:table-cell office:value-type="date" office:date-value="1978-10-20" calcext:value-type="date">
            <text:p>20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H Zol</text:p>
          </table:table-cell>
          <table:table-cell office:value-type="date" office:date-value="1994-11-23" calcext:value-type="date">
            <text:p>23 Nov 9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S Yeligati</text:p>
          </table:table-cell>
          <table:table-cell office:value-type="date" office:date-value="1985-04-23" calcext:value-type="date">
            <text:p>23 Apr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VVS Laxman</text:p>
          </table:table-cell>
          <table:table-cell office:value-type="date" office:date-value="1974-11-01" calcext:value-type="date">
            <text:p>1 Nov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W Jaffer</text:p>
          </table:table-cell>
          <table:table-cell office:value-type="date" office:date-value="1978-02-16" calcext:value-type="date">
            <text:p>16 Feb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X Thalaivan Sargunam</text:p>
          </table:table-cell>
          <table:table-cell office:value-type="date" office:date-value="1985-05-15" calcext:value-type="date">
            <text:p>15 May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 Nagar</text:p>
          </table:table-cell>
          <table:table-cell office:value-type="date" office:date-value="1990-01-06" calcext:value-type="date">
            <text:p>6 Jan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 Venugopal Rao</text:p>
          </table:table-cell>
          <table:table-cell office:value-type="date" office:date-value="1982-02-26" calcext:value-type="date">
            <text:p>26 Feb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K Pathan</text:p>
          </table:table-cell>
          <table:table-cell office:value-type="date" office:date-value="1982-11-17" calcext:value-type="date">
            <text:p>17 Nov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uldeep Yadav</text:p>
          </table:table-cell>
          <table:table-cell office:value-type="date" office:date-value="1994-12-14" calcext:value-type="date">
            <text:p>14 Dec 9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chinaman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Kaushik</text:p>
          </table:table-cell>
          <table:table-cell office:value-type="date" office:date-value="1995-09-07" calcext:value-type="date">
            <text:p>7 Sep 9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chinaman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A Chavan</text:p>
          </table:table-cell>
          <table:table-cell office:value-type="date" office:date-value="1985-10-28" calcext:value-type="date">
            <text:p>28 Oct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A Kazi</text:p>
          </table:table-cell>
          <table:table-cell office:value-type="date" office:date-value="1989-09-29" calcext:value-type="date">
            <text:p>29 Sep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G Murtaza</text:p>
          </table:table-cell>
          <table:table-cell office:value-type="date" office:date-value="1990-01-01" calcext:value-type="date">
            <text:p>1 Jan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L Menaria</text:p>
          </table:table-cell>
          <table:table-cell office:value-type="date" office:date-value="1990-10-29" calcext:value-type="date">
            <text:p>29 Oct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nkit Sharma</text:p>
          </table:table-cell>
          <table:table-cell office:value-type="date" office:date-value="1991-04-20" calcext:value-type="date">
            <text:p>20 Apr 9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R Patel</text:p>
          </table:table-cell>
          <table:table-cell office:value-type="date" office:date-value="1994-01-20" calcext:value-type="date">
            <text:p>20 Jan 9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A Bhatt</text:p>
          </table:table-cell>
          <table:table-cell office:value-type="date" office:date-value="1990-05-13" calcext:value-type="date">
            <text:p>13 May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ipul Sharma</text:p>
          </table:table-cell>
          <table:table-cell office:value-type="date" office:date-value="1983-09-28" calcext:value-type="date">
            <text:p>28 Sep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armeet Singh</text:p>
          </table:table-cell>
          <table:table-cell office:value-type="date" office:date-value="1992-09-07" calcext:value-type="date">
            <text:p>7 Sep 9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Iqbal Abdulla</text:p>
          </table:table-cell>
          <table:table-cell office:value-type="date" office:date-value="1989-12-02" calcext:value-type="date">
            <text:p>2 Dec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Suchith</text:p>
          </table:table-cell>
          <table:table-cell office:value-type="date" office:date-value="1994-01-16" calcext:value-type="date">
            <text:p>16 Jan 9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Syed Mohammad</text:p>
          </table:table-cell>
          <table:table-cell office:value-type="date" office:date-value="1983-06-03" calcext:value-type="date">
            <text:p>3 Jun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H Pandya</text:p>
          </table:table-cell>
          <table:table-cell office:value-type="date" office:date-value="1991-03-24" calcext:value-type="date">
            <text:p>24 Mar 9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P Appanna</text:p>
          </table:table-cell>
          <table:table-cell office:value-type="date" office:date-value="1988-12-20" calcext:value-type="date">
            <text:p>20 Dec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Kartik</text:p>
          </table:table-cell>
          <table:table-cell office:value-type="date" office:date-value="1976-09-11" calcext:value-type="date">
            <text:p>11 Sep 7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ND Doshi</text:p>
          </table:table-cell>
          <table:table-cell office:value-type="date" office:date-value="1978-10-06" calcext:value-type="date">
            <text:p>6 Oct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 Negi</text:p>
          </table:table-cell>
          <table:table-cell office:value-type="date" office:date-value="1993-01-06" calcext:value-type="date">
            <text:p>6 Jan 9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 Prasanth</text:p>
          </table:table-cell>
          <table:table-cell office:value-type="date" office:date-value="1985-05-22" calcext:value-type="date">
            <text:p>22 May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PP Ojha</text:p>
          </table:table-cell>
          <table:table-cell office:value-type="date" office:date-value="1986-09-05" calcext:value-type="date">
            <text:p>5 Sep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A Jadeja</text:p>
          </table:table-cell>
          <table:table-cell office:value-type="date" office:date-value="1988-12-06" calcext:value-type="date">
            <text:p>6 Dec 8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S Gavaskar</text:p>
          </table:table-cell>
          <table:table-cell office:value-type="date" office:date-value="1976-02-20" calcext:value-type="date">
            <text:p>20 Feb 7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V Pawar</text:p>
          </table:table-cell>
          <table:table-cell office:value-type="date" office:date-value="1979-09-06" calcext:value-type="date">
            <text:p>6 Sep 7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Nadeem</text:p>
          </table:table-cell>
          <table:table-cell office:value-type="date" office:date-value="1989-08-12" calcext:value-type="date">
            <text:p>12 Aug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Sriram</text:p>
          </table:table-cell>
          <table:table-cell office:value-type="date" office:date-value="1976-02-21" calcext:value-type="date">
            <text:p>21 Feb 7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Vidyut</text:p>
          </table:table-cell>
          <table:table-cell office:value-type="date" office:date-value="1981-12-03" calcext:value-type="date">
            <text:p>3 Dec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B Jakati</text:p>
          </table:table-cell>
          <table:table-cell office:value-type="date" office:date-value="1980-11-27" calcext:value-type="date">
            <text:p>27 Nov 8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B Joshi</text:p>
          </table:table-cell>
          <table:table-cell office:value-type="date" office:date-value="1970-06-06" calcext:value-type="date">
            <text:p>6 Jun 7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wapnil Singh</text:p>
          </table:table-cell>
          <table:table-cell office:value-type="date" office:date-value="1991-01-22" calcext:value-type="date">
            <text:p>22 Jan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uvraj Singh</text:p>
          </table:table-cell>
          <table:table-cell office:value-type="date" office:date-value="1981-12-12" calcext:value-type="date">
            <text:p>12 Dec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Indi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N ten Doeschate</text:p>
          </table:table-cell>
          <table:table-cell office:value-type="date" office:date-value="1980-06-30" calcext:value-type="date">
            <text:p>30 Jun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Netherland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J McClenaghan</text:p>
          </table:table-cell>
          <table:table-cell office:value-type="date" office:date-value="1986-06-11" calcext:value-type="date">
            <text:p>11 Jun 86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A Boult</text:p>
          </table:table-cell>
          <table:table-cell office:value-type="date" office:date-value="1989-07-22" calcext:value-type="date">
            <text:p>22 Jul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EC Franklin</text:p>
          </table:table-cell>
          <table:table-cell office:value-type="date" office:date-value="1980-11-07" calcext:value-type="date">
            <text:p>7 Nov 8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J Anderson</text:p>
          </table:table-cell>
          <table:table-cell office:value-type="date" office:date-value="1990-12-13" calcext:value-type="date">
            <text:p>13 Dec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P Fleming</text:p>
          </table:table-cell>
          <table:table-cell office:value-type="date" office:date-value="1973-04-01" calcext:value-type="date">
            <text:p>1 Apr 7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F Milne</text:p>
          </table:table-cell>
          <table:table-cell office:value-type="date" office:date-value="1992-04-13" calcext:value-type="date">
            <text:p>13 Apr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E Taylor</text:p>
          </table:table-cell>
          <table:table-cell office:value-type="date" office:date-value="1984-06-22" calcext:value-type="date">
            <text:p>22 Jun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E Bond</text:p>
          </table:table-cell>
          <table:table-cell office:value-type="date" office:date-value="1975-06-07" calcext:value-type="date">
            <text:p>7 Jun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AJ Bracewell</text:p>
          </table:table-cell>
          <table:table-cell office:value-type="date" office:date-value="1990-09-28" calcext:value-type="date">
            <text:p>28 Sep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DP Oram</text:p>
          </table:table-cell>
          <table:table-cell office:value-type="date" office:date-value="1978-07-28" calcext:value-type="date">
            <text:p>28 Jul 7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 Abbott</text:p>
          </table:table-cell>
          <table:table-cell office:value-type="date" office:date-value="1992-02-29" calcext:value-type="date">
            <text:p>29 Feb 9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B McCullum</text:p>
          </table:table-cell>
          <table:table-cell office:value-type="date" office:date-value="1981-09-27" calcext:value-type="date">
            <text:p>27 Sep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D Ryder</text:p>
          </table:table-cell>
          <table:table-cell office:value-type="date" office:date-value="1984-08-06" calcext:value-type="date">
            <text:p>6 Aug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DS Neesham</text:p>
          </table:table-cell>
          <table:table-cell office:value-type="date" office:date-value="1990-09-17" calcext:value-type="date">
            <text:p>17 Sep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B Styris</text:p>
          </table:table-cell>
          <table:table-cell office:value-type="date" office:date-value="1975-07-10" calcext:value-type="date">
            <text:p>10 Jul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 Munro</text:p>
          </table:table-cell>
          <table:table-cell office:value-type="date" office:date-value="1987-03-11" calcext:value-type="date">
            <text:p>11 Mar 8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G Southee</text:p>
          </table:table-cell>
          <table:table-cell office:value-type="date" office:date-value="1988-12-11" calcext:value-type="date">
            <text:p>11 Dec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S Williamson</text:p>
          </table:table-cell>
          <table:table-cell office:value-type="date" office:date-value="1990-08-08" calcext:value-type="date">
            <text:p>8 Aug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RPL Taylor</text:p>
          </table:table-cell>
          <table:table-cell office:value-type="date" office:date-value="1984-03-08" calcext:value-type="date">
            <text:p>8 Ma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J Guptill</text:p>
          </table:table-cell>
          <table:table-cell office:value-type="date" office:date-value="1986-09-30" calcext:value-type="date">
            <text:p>30 Sep 8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NL McCullum</text:p>
          </table:table-cell>
          <table:table-cell office:value-type="date" office:date-value="1980-09-01" calcext:value-type="date">
            <text:p>1 Sep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L Vettori</text:p>
          </table:table-cell>
          <table:table-cell office:value-type="date" office:date-value="1979-01-27" calcext:value-type="date">
            <text:p>27 Jan 7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New Zealand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ohail Tanvir</text:p>
          </table:table-cell>
          <table:table-cell office:value-type="date" office:date-value="1984-12-12" calcext:value-type="date">
            <text:p>12 Dec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isbah-ul-Haq</text:p>
          </table:table-cell>
          <table:table-cell office:value-type="date" office:date-value="1974-05-28" calcext:value-type="date">
            <text:p>28 May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hahid Afridi</text:p>
          </table:table-cell>
          <table:table-cell office:value-type="date" office:date-value="1980-03-01" calcext:value-type="date">
            <text:p>1 Mar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amran Akmal</text:p>
          </table:table-cell>
          <table:table-cell office:value-type="date" office:date-value="1982-01-13" calcext:value-type="date">
            <text:p>13 Jan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hoaib Akhtar</text:p>
          </table:table-cell>
          <table:table-cell office:value-type="date" office:date-value="1975-08-13" calcext:value-type="date">
            <text:p>13 Aug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zhar Mahmood</text:p>
          </table:table-cell>
          <table:table-cell office:value-type="date" office:date-value="1975-02-28" calcext:value-type="date">
            <text:p>28 Feb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ohammad Asif</text:p>
          </table:table-cell>
          <table:table-cell office:value-type="date" office:date-value="1982-12-20" calcext:value-type="date">
            <text:p>20 Dec 8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hoaib Ahmed</text:p>
          </table:table-cell>
          <table:table-cell office:value-type="date" office:date-value="1990-08-17" calcext:value-type="date">
            <text:p>17 Aug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Umar Gul</text:p>
          </table:table-cell>
          <table:table-cell office:value-type="date" office:date-value="1984-04-14" calcext:value-type="date">
            <text:p>14 Apr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Younis Khan</text:p>
          </table:table-cell>
          <table:table-cell office:value-type="date" office:date-value="1977-11-29" calcext:value-type="date">
            <text:p>29 Nov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ohammad Hafeez</text:p>
          </table:table-cell>
          <table:table-cell office:value-type="date" office:date-value="1980-10-17" calcext:value-type="date">
            <text:p>17 Oct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alman Butt</text:p>
          </table:table-cell>
          <table:table-cell office:value-type="date" office:date-value="1984-10-07" calcext:value-type="date">
            <text:p>7 Oct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hoaib Malik</text:p>
          </table:table-cell>
          <table:table-cell office:value-type="date" office:date-value="1982-02-01" calcext:value-type="date">
            <text:p>1 Feb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Pakistan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E Hendricks</text:p>
          </table:table-cell>
          <table:table-cell office:value-type="date" office:date-value="1990-06-08" calcext:value-type="date">
            <text:p>8 Jun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WD Parnell</text:p>
          </table:table-cell>
          <table:table-cell office:value-type="date" office:date-value="1989-07-30" calcext:value-type="date">
            <text:p>30 Jul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A Ingram</text:p>
          </table:table-cell>
          <table:table-cell office:value-type="date" office:date-value="1985-07-03" calcext:value-type="date">
            <text:p>3 Jul 85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F du Plessis</text:p>
          </table:table-cell>
          <table:table-cell office:value-type="date" office:date-value="1984-07-13" calcext:value-type="date">
            <text:p>13 Jul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Q de Kock</text:p>
          </table:table-cell>
          <table:table-cell office:value-type="date" office:date-value="1992-12-17" calcext:value-type="date">
            <text:p>17 Dec 92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H Gibbs</text:p>
          </table:table-cell>
          <table:table-cell office:value-type="date" office:date-value="1974-02-23" calcext:value-type="date">
            <text:p>23 Feb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bowler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W Steyn</text:p>
          </table:table-cell>
          <table:table-cell office:value-type="date" office:date-value="1983-06-27" calcext:value-type="date">
            <text:p>27 Jun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de Lange</text:p>
          </table:table-cell>
          <table:table-cell office:value-type="date" office:date-value="1990-10-13" calcext:value-type="date">
            <text:p>13 Oct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Morkel</text:p>
          </table:table-cell>
          <table:table-cell office:value-type="date" office:date-value="1984-10-06" calcext:value-type="date">
            <text:p>6 Oct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Ntini</text:p>
          </table:table-cell>
          <table:table-cell office:value-type="date" office:date-value="1977-07-06" calcext:value-type="date">
            <text:p>6 Jul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 Nel</text:p>
          </table:table-cell>
          <table:table-cell office:value-type="date" office:date-value="1977-07-15" calcext:value-type="date">
            <text:p>15 Jul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H Morris</text:p>
          </table:table-cell>
          <table:table-cell office:value-type="date" office:date-value="1987-04-30" calcext:value-type="date">
            <text:p>30 Apr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 du Preez</text:p>
          </table:table-cell>
          <table:table-cell office:value-type="date" office:date-value="1981-11-08" calcext:value-type="date">
            <text:p>8 Nov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F Behardien</text:p>
          </table:table-cell>
          <table:table-cell office:value-type="date" office:date-value="1983-10-09" calcext:value-type="date">
            <text:p>9 Oct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H Kallis</text:p>
          </table:table-cell>
          <table:table-cell office:value-type="date" office:date-value="1975-10-16" calcext:value-type="date">
            <text:p>16 Oct 7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M Kemp</text:p>
          </table:table-cell>
          <table:table-cell office:value-type="date" office:date-value="1977-10-02" calcext:value-type="date">
            <text:p>2 Oct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J Abbott</text:p>
          </table:table-cell>
          <table:table-cell office:value-type="date" office:date-value="1987-06-18" calcext:value-type="date">
            <text:p>18 Jun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M Pollock</text:p>
          </table:table-cell>
          <table:table-cell office:value-type="date" office:date-value="1973-07-16" calcext:value-type="date">
            <text:p>16 Jul 7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 Henderson</text:p>
          </table:table-cell>
          <table:table-cell office:value-type="date" office:date-value="1974-08-01" calcext:value-type="date">
            <text:p>1 Aug 7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B de Villiers</text:p>
          </table:table-cell>
          <table:table-cell office:value-type="date" office:date-value="1984-02-17" calcext:value-type="date">
            <text:p>17 Feb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J Jacobs</text:p>
          </table:table-cell>
          <table:table-cell office:value-type="date" office:date-value="1982-11-04" calcext:value-type="date">
            <text:p>4 Nov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V Boucher</text:p>
          </table:table-cell>
          <table:table-cell office:value-type="date" office:date-value="1976-12-03" calcext:value-type="date">
            <text:p>3 Dec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E Levi</text:p>
          </table:table-cell>
          <table:table-cell office:value-type="date" office:date-value="1988-01-14" calcext:value-type="date">
            <text:p>14 Jan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 Wiese</text:p>
          </table:table-cell>
          <table:table-cell office:value-type="date" office:date-value="1985-05-18" calcext:value-type="date">
            <text:p>18 May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Theron</text:p>
          </table:table-cell>
          <table:table-cell office:value-type="date" office:date-value="1985-07-24" calcext:value-type="date">
            <text:p>24 Jul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A Morkel</text:p>
          </table:table-cell>
          <table:table-cell office:value-type="date" office:date-value="1981-06-10" calcext:value-type="date">
            <text:p>10 Jun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J van der Wath</text:p>
          </table:table-cell>
          <table:table-cell office:value-type="date" office:date-value="1978-01-10" calcext:value-type="date">
            <text:p>10 Jan 7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McLaren</text:p>
          </table:table-cell>
          <table:table-cell office:value-type="date" office:date-value="1983-02-09" calcext:value-type="date">
            <text:p>9 Feb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A Miller</text:p>
          </table:table-cell>
          <table:table-cell office:value-type="date" office:date-value="1989-06-10" calcext:value-type="date">
            <text:p>10 Jun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GC Smith</text:p>
          </table:table-cell>
          <table:table-cell office:value-type="date" office:date-value="1981-02-01" calcext:value-type="date">
            <text:p>1 Feb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HM Amla</text:p>
          </table:table-cell>
          <table:table-cell office:value-type="date" office:date-value="1983-03-31" calcext:value-type="date">
            <text:p>31 Mar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 Botha</text:p>
          </table:table-cell>
          <table:table-cell office:value-type="date" office:date-value="1982-05-02" calcext:value-type="date">
            <text:p>2 May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P Duminy</text:p>
          </table:table-cell>
          <table:table-cell office:value-type="date" office:date-value="1984-04-14" calcext:value-type="date">
            <text:p>14 Apr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P Pietersen</text:p>
          </table:table-cell>
          <table:table-cell office:value-type="date" office:date-value="1980-06-27" calcext:value-type="date">
            <text:p>27 Jun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R Rossouw</text:p>
          </table:table-cell>
          <table:table-cell office:value-type="date" office:date-value="1989-10-09" calcext:value-type="date">
            <text:p>9 Oct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 Shamsi</text:p>
          </table:table-cell>
          <table:table-cell office:value-type="date" office:date-value="1990-02-18" calcext:value-type="date">
            <text:p>18 Feb 9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chinaman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N van Wyk</text:p>
          </table:table-cell>
          <table:table-cell office:value-type="date" office:date-value="1979-03-20" calcext:value-type="date">
            <text:p>20 Mar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E van der Merwe</text:p>
          </table:table-cell>
          <table:table-cell office:value-type="date" office:date-value="1984-12-31" calcext:value-type="date">
            <text:p>31 Dec 84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J Peterson</text:p>
          </table:table-cell>
          <table:table-cell office:value-type="date" office:date-value="1979-08-04" calcext:value-type="date">
            <text:p>4 Aug 7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South Afric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NT Zoysa</text:p>
          </table:table-cell>
          <table:table-cell office:value-type="date" office:date-value="1978-05-13" calcext:value-type="date">
            <text:p>13 May 7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 Thushara</text:p>
          </table:table-cell>
          <table:table-cell office:value-type="date" office:date-value="1981-03-01" calcext:value-type="date">
            <text:p>1 Mar 81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WPUJC Vaas</text:p>
          </table:table-cell>
          <table:table-cell office:value-type="date" office:date-value="1974-01-27" calcext:value-type="date">
            <text:p>27 Jan 7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PC Silva</text:p>
          </table:table-cell>
          <table:table-cell office:value-type="date" office:date-value="1979-12-14" calcext:value-type="date">
            <text:p>14 Dec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DKJ Perera</text:p>
          </table:table-cell>
          <table:table-cell office:value-type="date" office:date-value="1990-08-17" calcext:value-type="date">
            <text:p>17 Aug 90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L Malinga</text:p>
          </table:table-cell>
          <table:table-cell office:value-type="date" office:date-value="1983-08-28" calcext:value-type="date">
            <text:p>28 Aug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D Mathews</text:p>
          </table:table-cell>
          <table:table-cell office:value-type="date" office:date-value="1987-06-02" calcext:value-type="date">
            <text:p>2 Jun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RD Fernando</text:p>
          </table:table-cell>
          <table:table-cell office:value-type="date" office:date-value="1979-07-19" calcext:value-type="date">
            <text:p>19 Jul 7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MDN Kulasekara</text:p>
          </table:table-cell>
          <table:table-cell office:value-type="date" office:date-value="1982-07-22" calcext:value-type="date">
            <text:p>22 Jul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K Kapugedera</text:p>
          </table:table-cell>
          <table:table-cell office:value-type="date" office:date-value="1987-02-24" calcext:value-type="date">
            <text:p>24 Feb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PMD Jayawardene</text:p>
          </table:table-cell>
          <table:table-cell office:value-type="date" office:date-value="1977-05-27" calcext:value-type="date">
            <text:p>27 May 7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NLTC Perera</text:p>
          </table:table-cell>
          <table:table-cell office:value-type="date" office:date-value="1989-04-03" calcext:value-type="date">
            <text:p>3 Apr 8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AW Mendis</text:p>
          </table:table-cell>
          <table:table-cell office:value-type="date" office:date-value="1985-03-11" calcext:value-type="date">
            <text:p>11 Mar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BMAJ Mendis</text:p>
          </table:table-cell>
          <table:table-cell office:value-type="date" office:date-value="1983-01-15" calcext:value-type="date">
            <text:p>15 Jan 83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C Sangakkara</text:p>
          </table:table-cell>
          <table:table-cell office:value-type="date" office:date-value="1977-10-27" calcext:value-type="date">
            <text:p>27 Oct 77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 Muralitharan</text:p>
          </table:table-cell>
          <table:table-cell office:value-type="date" office:date-value="1972-04-17" calcext:value-type="date">
            <text:p>17 Apr 7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Randiv</text:p>
          </table:table-cell>
          <table:table-cell office:value-type="date" office:date-value="1985-01-30" calcext:value-type="date">
            <text:p>30 Jan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MSM Senanayake</text:p>
          </table:table-cell>
          <table:table-cell office:value-type="date" office:date-value="1985-02-09" calcext:value-type="date">
            <text:p>9 Feb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M Dilshan</text:p>
          </table:table-cell>
          <table:table-cell office:value-type="date" office:date-value="1976-10-14" calcext:value-type="date">
            <text:p>14 Oct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T Jayasuriya</text:p>
          </table:table-cell>
          <table:table-cell office:value-type="date" office:date-value="1969-06-30" calcext:value-type="date">
            <text:p>30 Jun 6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Sri Lank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 Santokie</text:p>
          </table:table-cell>
          <table:table-cell office:value-type="date" office:date-value="1984-12-20" calcext:value-type="date">
            <text:p>20 Dec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ft-arm medium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R Sarwan</text:p>
          </table:table-cell>
          <table:table-cell office:value-type="date" office:date-value="1980-06-23" calcext:value-type="date">
            <text:p>23 Jun 80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Badree</text:p>
          </table:table-cell>
          <table:table-cell office:value-type="date" office:date-value="1981-03-09" calcext:value-type="date">
            <text:p>9 Mar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 Chanderpaul</text:p>
          </table:table-cell>
          <table:table-cell office:value-type="date" office:date-value="1974-08-16" calcext:value-type="date">
            <text:p>16 Aug 7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Leg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AD Russell</text:p>
          </table:table-cell>
          <table:table-cell office:value-type="date" office:date-value="1988-04-29" calcext:value-type="date">
            <text:p>29 Apr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FH Edwards</text:p>
          </table:table-cell>
          <table:table-cell office:value-type="date" office:date-value="1982-02-06" calcext:value-type="date">
            <text:p>6 Feb 82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AJ Roach</text:p>
          </table:table-cell>
          <table:table-cell office:value-type="date" office:date-value="1988-06-30" calcext:value-type="date">
            <text:p>30 Jun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R Brathwaite</text:p>
          </table:table-cell>
          <table:table-cell office:value-type="date" office:date-value="1988-07-18" calcext:value-type="date">
            <text:p>18 Jul 88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 Rampaul</text:p>
          </table:table-cell>
          <table:table-cell office:value-type="date" office:date-value="1984-10-15" calcext:value-type="date">
            <text:p>15 Oct 84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R Smith</text:p>
          </table:table-cell>
          <table:table-cell office:value-type="date" office:date-value="1983-04-12" calcext:value-type="date">
            <text:p>12 Apr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K Cooper</text:p>
          </table:table-cell>
          <table:table-cell office:value-type="date" office:date-value="1989-02-16" calcext:value-type="date">
            <text:p>16 Feb 89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J Bravo</text:p>
          </table:table-cell>
          <table:table-cell office:value-type="date" office:date-value="1983-10-07" calcext:value-type="date">
            <text:p>7 Oct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DJG Sammy</text:p>
          </table:table-cell>
          <table:table-cell office:value-type="date" office:date-value="1983-12-20" calcext:value-type="date">
            <text:p>20 Dec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JO Holder</text:p>
          </table:table-cell>
          <table:table-cell office:value-type="date" office:date-value="1991-11-05" calcext:value-type="date">
            <text:p>5 Nov 9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KA Pollard</text:p>
          </table:table-cell>
          <table:table-cell office:value-type="date" office:date-value="1987-05-12" calcext:value-type="date">
            <text:p>12 May 87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LMP Simmons</text:p>
          </table:table-cell>
          <table:table-cell office:value-type="date" office:date-value="1985-01-25" calcext:value-type="date">
            <text:p>25 Jan 85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-fast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CH Gayle</text:p>
          </table:table-cell>
          <table:table-cell office:value-type="date" office:date-value="1979-09-21" calcext:value-type="date">
            <text:p>21 Sep 79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MN Samuels</text:p>
          </table:table-cell>
          <table:table-cell office:value-type="date" office:date-value="1981-02-05" calcext:value-type="date">
            <text:p>5 Feb 81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SP Narine</text:p>
          </table:table-cell>
          <table:table-cell office:value-type="date" office:date-value="1988-05-26" calcext:value-type="date">
            <text:p>26 May 88</text:p>
          </table:table-cell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office:value-type="string" calcext:value-type="string">
            <text:p>West Indies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T Taibu</text:p>
          </table:table-cell>
          <table:table-cell office:value-type="date" office:date-value="1983-05-14" calcext:value-type="date">
            <text:p>14 May 83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office:value-type="string" calcext:value-type="string">
            <text:p>Zimbabwea</text:p>
          </table:table-cell>
          <table:table-cell table:number-columns-repeated="16"/>
          <table:table-cell table:style-name="Default" table:number-columns-repeated="16363"/>
        </table:table-row>
        <table:table-row table:style-name="ro2">
          <table:table-cell office:value-type="string" calcext:value-type="string">
            <text:p>RW Price</text:p>
          </table:table-cell>
          <table:table-cell office:value-type="date" office:date-value="1976-06-12" calcext:value-type="date">
            <text:p>12 Jun 76</text:p>
          </table:table-cell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office:value-type="string" calcext:value-type="string">
            <text:p>Zimbabwea</text:p>
          </table:table-cell>
          <table:table-cell table:number-columns-repeated="16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TS Mills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Choudhary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D Willey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Behrendorff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 Ahmed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 Khejroliya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T Natarajan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Lef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P Raj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ft-arm 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Curran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Left-arm medium-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nkit Son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C de Grandhomm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P R Barma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 Parag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Midhun</text:p>
          </table:table-cell>
          <table:table-cell table:style-name="ce2"/>
          <table:table-cell/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V Chakravarthy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I Sodh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Markand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ashid Kha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D Chahar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Lamichhan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S Agarwal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Tejas Baroka</text:p>
          </table:table-cell>
          <table:table-cell table:style-name="ce2"/>
          <table:table-cell/>
          <table:table-cell office:value-type="string" calcext:value-type="string">
            <text:p>Legbreak googly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Joseph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B Stanlak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Basil Thamp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 Viljoe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Archer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 Rabada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L Ferguso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L Plunkett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Wood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J Henry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ohammed Siraj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NB Singh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O Thomas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P Krishna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 Salam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Kuggeleij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J Ty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vesh Kha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BA Stokes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C Ingram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CR Woakes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 Gurney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armeet Singh (2)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Searles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 Paul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LH Ferguso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Dube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Mav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Rutherford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Sharma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Warrier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T Curra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fast-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Dala</text:p>
          </table:table-cell>
          <table:table-cell table:style-name="ce2"/>
          <table:table-cell/>
          <table:table-cell office:value-type="string" calcext:value-type="string">
            <text:p>Right-arm 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M Asif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A Tripath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medium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Dananjaya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 Vihar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K Gowtham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L Livingstone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Ali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Ur Rahman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ohammad Nab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Washington Sundar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Right-arm offbreak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Roy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D Short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 Brar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L Ngidi</text:p>
          </table:table-cell>
          <table:table-cell table:style-name="ce2"/>
          <table:table-cell office:value-type="string" calcext:value-type="string">
            <text:p>Righ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Lomror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M Santner</text:p>
          </table:table-cell>
          <table:table-cell table:style-name="ce2"/>
          <table:table-cell office:value-type="string" calcext:value-type="string">
            <text:p>Left_Hand</text:p>
          </table:table-cell>
          <table:table-cell office:value-type="string" calcext:value-type="string">
            <text:p>Slow left-arm orthodox</text:p>
          </table:table-cell>
          <table:table-cell table:number-columns-repeated="17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Hales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 Turner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R Bawne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AS Yadav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D Shorey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DM Bravo</text:p>
          </table:table-cell>
          <table:table-cell table:style-name="ce2"/>
          <table:table-cell office:value-type="string" calcext:value-type="string">
            <text:p>Lef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E Lewis</text:p>
          </table:table-cell>
          <table:table-cell table:style-name="ce2"/>
          <table:table-cell office:value-type="string" calcext:value-type="string">
            <text:p>Lef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H Klaasen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Bairstow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 Denly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JJ Roy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N Naik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N Pooran</text:p>
          </table:table-cell>
          <table:table-cell table:style-name="ce2"/>
          <table:table-cell office:value-type="string" calcext:value-type="string">
            <text:p>Lef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Niraj Patel</text:p>
          </table:table-cell>
          <table:table-cell table:style-name="ce2"/>
          <table:table-cell office:value-type="string" calcext:value-type="string">
            <text:p>Lef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P Chopra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P Shaw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 Bhui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R Singh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Gill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Hetmyer</text:p>
          </table:table-cell>
          <table:table-cell table:style-name="ce2"/>
          <table:table-cell office:value-type="string" calcext:value-type="string">
            <text:p>Lef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 Singh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D Lad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SP Jackson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  <table:table-row table:style-name="ro2" table:visibility="filter">
          <table:table-cell office:value-type="string" calcext:value-type="string">
            <text:p>Vishnu Vinod</text:p>
          </table:table-cell>
          <table:table-cell table:style-name="ce2"/>
          <table:table-cell office:value-type="string" calcext:value-type="string">
            <text:p>Right_Hand</text:p>
          </table:table-cell>
          <table:table-cell table:number-columns-repeated="18"/>
          <table:table-cell table:style-name="Default" table:number-columns-repeated="16363"/>
        </table:table-row>
      </table:table>
      <table:table table:name="Pivot Table_Sheet1_2" table:style-name="ta2">
        <table:table-column table:style-name="co12" table:default-cell-style-name="ce60"/>
        <table:table-column table:style-name="co13" table:default-cell-style-name="ce67"/>
        <table:table-column table:style-name="co14" table:default-cell-style-name="ce81"/>
        <table:table-column table:style-name="co15" table:default-cell-style-name="ce81"/>
        <table:table-column table:style-name="co15" table:default-cell-style-name="Pivot_20_Table_20_Value"/>
        <table:table-column table:style-name="co15" table:default-cell-style-name="ce98"/>
        <table:table-column table:style-name="co15" table:number-columns-repeated="3" table:default-cell-style-name="Default"/>
        <table:table-row table:style-name="ro1">
          <table:table-cell table:style-name="ce57" office:value-type="string" calcext:value-type="string">
            <text:p>Count - Player_Name</text:p>
          </table:table-cell>
          <table:table-cell table:style-name="ce64"/>
          <table:table-cell table:style-name="ce71" office:value-type="string" calcext:value-type="string">
            <text:p>Batting_Hand</text:p>
          </table:table-cell>
          <table:table-cell table:style-name="ce85" table:number-columns-repeated="2"/>
          <table:table-cell table:style-name="ce95"/>
          <table:table-cell table:number-columns-repeated="3"/>
        </table:table-row>
        <table:table-row table:style-name="ro1">
          <table:table-cell table:style-name="ce58" office:value-type="string" calcext:value-type="string">
            <text:p>Country</text:p>
          </table:table-cell>
          <table:table-cell table:style-name="ce65" office:value-type="string" calcext:value-type="string">
            <text:p>Bowling_Skill</text:p>
          </table:table-cell>
          <table:table-cell table:style-name="ce72" office:value-type="string" calcext:value-type="string">
            <text:p>Left_Hand</text:p>
          </table:table-cell>
          <table:table-cell table:style-name="ce86" office:value-type="string" calcext:value-type="string">
            <text:p>Right_Hand</text:p>
          </table:table-cell>
          <table:table-cell table:style-name="ce86" office:value-type="string" calcext:value-type="string">
            <text:p>(empty)</text:p>
          </table:table-cell>
          <table:table-cell table:style-name="ce96" office:value-type="string" calcext:value-type="string">
            <text:p>Total Result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Australia</text:p>
          </table:table-cell>
          <table:table-cell table:style-name="ce66" office:value-type="string" calcext:value-type="string">
            <text:p>Left-arm fast</text:p>
          </table:table-cell>
          <table:table-cell table:style-name="ce73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90"/>
          <table:table-cell table:style-name="ce9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fast-medium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</text:p>
          </table:table-cell>
          <table:table-cell table:style-name="ce74" office:value-type="float" office:value="1" calcext:value-type="float">
            <text:p>1</text:p>
          </table:table-cell>
          <table:table-cell table:style-name="Pivot_20_Table_20_Value"/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table:style-name="ce74" office:value-type="float" office:value="2" calcext:value-type="float">
            <text:p>2</text:p>
          </table:table-cell>
          <table:table-cell table:style-name="Pivot_20_Table_20_Value"/>
          <table:table-cell table:style-name="ce91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 googly</text:p>
          </table:table-cell>
          <table:table-cell table:style-name="ce75"/>
          <table:table-cell office:value-type="float" office:value="3" calcext:value-type="float">
            <text:p>3</text:p>
          </table:table-cell>
          <table:table-cell table:style-name="ce91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75"/>
          <table:table-cell office:value-type="float" office:value="3" calcext:value-type="float">
            <text:p>3</text:p>
          </table:table-cell>
          <table:table-cell table:style-name="ce91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91"/>
          <table:table-cell office:value-type="float" office:value="8" calcext:value-type="float">
            <text:p>8</text:p>
          </table:table-cell>
          <table:table-cell table:number-columns-repeated="2"/>
          <table:table-cell table:style-name="ce51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1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ce74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1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table:style-name="ce7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1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left-arm chinaman</text:p>
          </table:table-cell>
          <table:table-cell table:style-name="ce74" office:value-type="float" office:value="2" calcext:value-type="float">
            <text:p>2</text:p>
          </table:table-cell>
          <table:table-cell table:style-name="Pivot_20_Table_20_Value"/>
          <table:table-cell table:style-name="ce91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6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92"/>
          <table:table-cell table:style-name="ce9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Bangladesh</text:p>
          </table:table-cell>
          <table:table-cell table:style-name="ce66" office:value-type="string" calcext:value-type="string">
            <text:p>Left-arm fast-medium</text:p>
          </table:table-cell>
          <table:table-cell table:style-name="ce77" office:value-type="float" office:value="1" calcext:value-type="float">
            <text:p>1</text:p>
          </table:table-cell>
          <table:table-cell table:style-name="ce83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8" office:value-type="float" office:value="2" calcext:value-type="float">
            <text:p>2</text:p>
          </table:table-cell>
          <table:table-cell table:style-name="ce87" table:number-columns-repeated="2"/>
          <table:table-cell table:style-name="ce9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England</text:p>
          </table:table-cell>
          <table:table-cell table:style-name="ce66" office:value-type="string" calcext:value-type="string">
            <text:p>NULL</text:p>
          </table:table-cell>
          <table:table-cell table:style-name="ce79"/>
          <table:table-cell table:style-name="ce77" office:value-type="float" office:value="2" calcext:value-type="float">
            <text:p>2</text:p>
          </table:table-cell>
          <table:table-cell table:style-name="ce90"/>
          <table:table-cell table:style-name="ce9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ce75"/>
          <table:table-cell office:value-type="float" office:value="5" calcext:value-type="float">
            <text:p>5</text:p>
          </table:table-cell>
          <table:table-cell table:style-name="ce91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ce7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1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Right-arm offbreak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style-name="ce92"/>
          <table:table-cell table:style-name="ce9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India</text:p>
          </table:table-cell>
          <table:table-cell table:style-name="ce66" office:value-type="string" calcext:value-type="string">
            <text:p>Left-arm fast-medium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83"/>
          <table:table-cell table:style-name="ce9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-f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 goog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Pivot_20_Table_20_Value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table:style-name="Pivot_20_Table_20_Value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left-arm chinama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6" calcext:value-type="float">
            <text:p>6</text:p>
          </table:table-cell>
          <table:table-cell table:style-name="ce87"/>
          <table:table-cell table:style-name="ce99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Netherlands</text:p>
          </table:table-cell>
          <table:table-cell table:style-name="ce69" office:value-type="string" calcext:value-type="string">
            <text:p>Right-arm medium-fast</text:p>
          </table:table-cell>
          <table:table-cell table:style-name="ce82"/>
          <table:table-cell table:style-name="ce88" office:value-type="float" office:value="1" calcext:value-type="float">
            <text:p>1</text:p>
          </table:table-cell>
          <table:table-cell table:style-name="ce93"/>
          <table:table-cell table:style-name="ce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New Zealand</text:p>
          </table:table-cell>
          <table:table-cell table:style-name="ce66" office:value-type="string" calcext:value-type="string">
            <text:p>Left-arm fast-medium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3"/>
          <table:table-cell table:style-name="ce9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-fast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8" office:value-type="float" office:value="1" calcext:value-type="float">
            <text:p>1</text:p>
          </table:table-cell>
          <table:table-cell table:style-name="ce87" table:number-columns-repeated="2"/>
          <table:table-cell table:style-name="ce9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Pakistan</text:p>
          </table:table-cell>
          <table:table-cell table:style-name="ce66" office:value-type="string" calcext:value-type="string">
            <text:p>Left-arm medium-fast</text:p>
          </table:table-cell>
          <table:table-cell table:style-name="ce73" office:value-type="float" office:value="1" calcext:value-type="float">
            <text:p>1</text:p>
          </table:table-cell>
          <table:table-cell table:style-name="ce83"/>
          <table:table-cell table:style-name="ce90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 googly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1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Right-arm offbreak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92"/>
          <table:table-cell table:style-name="ce9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South Africa</text:p>
          </table:table-cell>
          <table:table-cell table:style-name="ce66" office:value-type="string" calcext:value-type="string">
            <text:p>Left-arm fast-medium</text:p>
          </table:table-cell>
          <table:table-cell table:style-name="ce77" office:value-type="float" office:value="1" calcext:value-type="float">
            <text:p>1</text:p>
          </table:table-cell>
          <table:table-cell table:style-name="ce83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-fast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bowler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Pivot_20_Table_20_Value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left-arm chinaman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Sri Lanka</text:p>
          </table:table-cell>
          <table:table-cell table:style-name="ce66" office:value-type="string" calcext:value-type="string">
            <text:p>Left-arm fast-medium</text:p>
          </table:table-cell>
          <table:table-cell table:style-name="ce73" office:value-type="float" office:value="3" calcext:value-type="float">
            <text:p>3</text:p>
          </table:table-cell>
          <table:table-cell table:style-name="ce83"/>
          <table:table-cell table:style-name="ce90"/>
          <table:table-cell table:style-name="ce9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74" office:value-type="float" office:value="1" calcext:value-type="float">
            <text:p>1</text:p>
          </table:table-cell>
          <table:table-cell table:style-name="Pivot_20_Table_20_Value"/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style-name="ce75"/>
          <table:table-cell office:value-type="float" office:value="3" calcext:value-type="float">
            <text:p>3</text:p>
          </table:table-cell>
          <table:table-cell table:style-name="ce91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ce75"/>
          <table:table-cell office:value-type="float" office:value="2" calcext:value-type="float">
            <text:p>2</text:p>
          </table:table-cell>
          <table:table-cell table:style-name="ce91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table:style-name="ce74" office:value-type="float" office:value="1" calcext:value-type="float">
            <text:p>1</text:p>
          </table:table-cell>
          <table:table-cell table:style-name="Pivot_20_Table_20_Value"/>
          <table:table-cell table:style-name="ce9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table:style-name="ce7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91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76" office:value-type="float" office:value="1" calcext:value-type="float">
            <text:p>1</text:p>
          </table:table-cell>
          <table:table-cell table:style-name="ce87"/>
          <table:table-cell table:style-name="ce92"/>
          <table:table-cell table:style-name="ce9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West Indies</text:p>
          </table:table-cell>
          <table:table-cell table:style-name="ce66" office:value-type="string" calcext:value-type="string">
            <text:p>Left-arm medium</text:p>
          </table:table-cell>
          <table:table-cell table:style-name="ce77" office:value-type="float" office:value="1" calcext:value-type="float">
            <text:p>1</text:p>
          </table:table-cell>
          <table:table-cell table:style-name="ce83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-fast</text:p>
          </table:table-cell>
          <table:table-cell table:style-name="Pivot_20_Table_20_Value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Right-arm offbrea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Zimbabwea</text:p>
          </table:table-cell>
          <table:table-cell table:style-name="ce66" office:value-type="string" calcext:value-type="string">
            <text:p>Right-arm medium</text:p>
          </table:table-cell>
          <table:table-cell table:style-name="ce79"/>
          <table:table-cell table:style-name="ce77" office:value-type="float" office:value="1" calcext:value-type="float">
            <text:p>1</text:p>
          </table:table-cell>
          <table:table-cell table:style-name="ce90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Slow left-arm orthodox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style-name="ce92"/>
          <table:table-cell table:style-name="ce9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(empty)</text:p>
          </table:table-cell>
          <table:table-cell table:style-name="ce66" office:value-type="string" calcext:value-type="string">
            <text:p>Left-arm fast</text:p>
          </table:table-cell>
          <table:table-cell table:style-name="ce83"/>
          <table:table-cell table:style-name="ce77" office:value-type="float" office:value="1" calcext:value-type="float">
            <text:p>1</text:p>
          </table:table-cell>
          <table:table-cell table:style-name="ce83"/>
          <table:table-cell table:style-name="ce9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fast-medi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-arm medium-fast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</text:p>
          </table:table-cell>
          <table:table-cell table:style-name="Pivot_20_Table_20_Value"/>
          <table:table-cell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break googly</text:p>
          </table:table-cell>
          <table:table-cell table:style-name="Pivot_20_Table_20_Value"/>
          <table:table-cell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fast-medi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medium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-arm offbrea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left-arm orthodo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61"/>
          <table:table-cell table:style-name="ce68" office:value-type="string" calcext:value-type="string">
            <text:p>(empty)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9" calcext:value-type="float">
            <text:p>19</text:p>
          </table:table-cell>
          <table:table-cell table:style-name="ce87"/>
          <table:table-cell table:style-name="ce99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Total Result</text:p>
          </table:table-cell>
          <table:table-cell table:style-name="ce70"/>
          <table:table-cell table:style-name="ce84" office:value-type="float" office:value="142" calcext:value-type="float">
            <text:p>142</text:p>
          </table:table-cell>
          <table:table-cell table:style-name="ce89" office:value-type="float" office:value="421" calcext:value-type="float">
            <text:p>421</text:p>
          </table:table-cell>
          <table:table-cell table:style-name="ce94" office:value-type="float" office:value="3" calcext:value-type="float">
            <text:p>3</text:p>
          </table:table-cell>
          <table:table-cell table:style-name="ce101" office:value-type="float" office:value="566" calcext:value-type="float">
            <text:p>566</text:p>
          </table:table-cell>
          <table:table-cell table:number-columns-repeated="3"/>
        </table:table-row>
      </table:table>
      <table:table table:name="Dashboad" table:style-name="ta2">
        <office:forms form:automatic-focus="false" form:apply-design-mode="false"/>
        <table:table-column table:style-name="co16" table:default-cell-style-name="Default"/>
        <table:table-column table:style-name="co15" table:number-columns-repeated="15" table:default-cell-style-name="Default"/>
        <table:table-row table:style-name="ro4">
          <table:table-cell table:style-name="ce52" office:value-type="string" calcext:value-type="string" table:number-columns-spanned="16" table:number-rows-spanned="1">
            <text:p><text:s text:c="97"/>CRICKET <text:s/>PLAYERS DASHBOARD <text:s text:c="46"/></text:p>
          </table:table-cell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>
            <draw:frame draw:z-index="0" draw:style-name="gr1" draw:text-style-name="P1" svg:width="12.176cm" svg:height="8.493cm" svg:x="0.748cm" svg:y="0.024cm">
              <draw:object draw:notify-on-update-of-ranges="Sheet1.G2:Sheet1.G9 Sheet1.H1:Sheet1.H1 Sheet1.H2:Sheet1.H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>
            <draw:frame draw:z-index="1" draw:style-name="gr1" draw:text-style-name="P1" svg:width="9.468cm" svg:height="8.417cm" draw:transform="skewX (-0.00314159265358979) rotate (-0.00314159265358984) translate (1.151cm 0.196cm)">
              <draw:object draw:notify-on-update-of-ranges="Sheet1.J2:Sheet1.J3 Sheet1.K1:Sheet1.K1 Sheet1.K2:Sheet1.K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draw:z-index="2" draw:style-name="gr1" draw:text-style-name="P1" svg:width="16.071cm" svg:height="9.039cm" svg:x="1.779cm" svg:y="0.173cm">
              <draw:object draw:notify-on-update-of-ranges="Sheet1.M2:Sheet1.M18 Sheet1.N1:Sheet1.N1 Sheet1.N2:Sheet1.N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nsights" table:style-name="ta2">
        <office:forms form:automatic-focus="false" form:apply-design-mode="false"/>
        <table:table-column table:style-name="co15" table:default-cell-style-name="Default"/>
        <table:table-row table:style-name="ro5">
          <table:table-cell table:style-name="ce104" office:value-type="string" calcext:value-type="string">
            <text:p>CRICKET PLAYERS DATA INSIGHT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.Country Analysis</text:p>
          </table:table-cell>
        </table:table-row>
        <table:table-row table:style-name="ro3">
          <table:table-cell office:value-type="string" calcext:value-type="string">
            <text:p>India has the highest number <text:s/>of players with 264 players</text:p>
          </table:table-cell>
        </table:table-row>
        <table:table-row table:style-name="ro3">
          <table:table-cell office:value-type="string" calcext:value-type="string">
            <text:p>Australia is second with 72 players</text:p>
          </table:table-cell>
        </table:table-row>
        <table:table-row table:style-name="ro3">
          <table:table-cell office:value-type="string" calcext:value-type="string">
            <text:p>Bangladesh has the least players with only 5 player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.Batting Analysis</text:p>
          </table:table-cell>
        </table:table-row>
        <table:table-row table:style-name="ro3">
          <table:table-cell office:value-type="string" calcext:value-type="string">
            <text:p>Right Hand batsmen are more than Left Hand batsmen</text:p>
          </table:table-cell>
        </table:table-row>
        <table:table-row table:style-name="ro3">
          <table:table-cell office:value-type="string" calcext:value-type="string">
            <text:p>Majority of players prefer Right Hand batting style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.Bowling Analysis</text:p>
          </table:table-cell>
        </table:table-row>
        <table:table-row table:style-name="ro3">
          <table:table-cell office:value-type="string" calcext:value-type="string">
            <text:p>Right-arm medium is the most popular bowling skill</text:p>
          </table:table-cell>
        </table:table-row>
        <table:table-row table:style-name="ro3">
          <table:table-cell office:value-type="string" calcext:value-type="string">
            <text:p>Right-arm fast is the second most popular skill</text:p>
          </table:table-cell>
        </table:table-row>
        <table:table-row table:style-name="ro3">
          <table:table-cell office:value-type="string" calcext:value-type="string">
            <text:p>Slow left-arm chinaman is the least common skill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Total Players in dataset: <text:s/>472</text:p>
          </table:table-cell>
        </table:table-row>
        <table:table-row table:style-name="ro3">
          <table:table-cell office:value-type="string" calcext:value-type="string">
            <text:p>India dominates world cricket with 55% of total players</text:p>
          </table:table-cell>
        </table:table-row>
        <table:table-row table:style-name="ro3" table:number-rows-repeated="2">
          <table:table-cell/>
        </table:table-row>
        <table:table-row table:style-name="ro6">
          <table:table-cell table:style-name="ce105" office:value-type="string" calcext:value-type="string">
            <text:p><text:span text:style-name="T1">5</text:span>.Business Recommendations:</text:p>
          </table:table-cell>
        </table:table-row>
        <table:table-row table:style-name="ro3">
          <table:table-cell office:value-type="string" calcext:value-type="string">
            <text:p>1.Focus on developing Left Hand batsmen as they are fewer in number</text:p>
          </table:table-cell>
        </table:table-row>
        <table:table-row table:style-name="ro3">
          <table:table-cell office:value-type="string" calcext:value-type="string">
            <text:p>2.India should be the primary market for cricket tournaments and events</text:p>
          </table:table-cell>
        </table:table-row>
        <table:table-row table:style-name="ro3">
          <table:table-cell office:value-type="string" calcext:value-type="string">
            <text:p>3.Invest in training Right -arm medium bowlers as it is most popular</text:p>
          </table:table-cell>
        </table:table-row>
        <table:table-row table:style-name="ro3">
          <table:table-cell office:value-type="string" calcext:value-type="string">
            <text:p>4.Bangladesh and Pakistan need more player development programs</text:p>
          </table:table-cell>
        </table:table-row>
        <table:table-row table:style-name="ro3">
          <table:table-cell office:value-type="string" calcext:value-type="string">
            <text:p>5.Australia is the strongest cricket nation outside of India</text:p>
          </table:table-cell>
        </table:table-row>
      </table:table>
      <table:named-expressions/>
      <table:database-ranges>
        <table:database-range table:name="__Anonymous_Sheet_DB__0" table:target-range-address="Sheet1.A1:Sheet1.E567" table:display-filter-buttons="true">
          <table:filter>
            <table:filter-and>
              <table:filter-condition table:value="Australia" table:operator="=" table:field-number="4">
                <table:filter-set-item table:value="Australia"/>
                <table:filter-set-item table:value="Bangladesh"/>
                <table:filter-set-item table:value="England"/>
                <table:filter-set-item table:value="India"/>
                <table:filter-set-item table:value="Netherlands"/>
                <table:filter-set-item table:value="New Zealand"/>
                <table:filter-set-item table:value="Pakistan"/>
                <table:filter-set-item table:value="South Africa"/>
                <table:filter-set-item table:value="Sri Lanka"/>
                <table:filter-set-item table:value="West Indies"/>
                <table:filter-set-item table:value="Zimbabwea"/>
              </table:filter-condition>
              <table:filter-condition table:value="Left-arm fast" table:operator="=" table:field-number="3">
                <table:filter-set-item table:value="Left-arm fast"/>
                <table:filter-set-item table:value="Left-arm fast-medium"/>
                <table:filter-set-item table:value="Left-arm medium"/>
                <table:filter-set-item table:value="Left-arm medium-fast"/>
                <table:filter-set-item table:value="Legbreak"/>
                <table:filter-set-item table:value="Legbreak googly"/>
                <table:filter-set-item table:value="Right-arm bowler"/>
                <table:filter-set-item table:value="Right-arm fast"/>
                <table:filter-set-item table:value="Right-arm fast-medium"/>
                <table:filter-set-item table:value="Right-arm medium"/>
                <table:filter-set-item table:value="Right-arm medium-fast"/>
                <table:filter-set-item table:value="Right-arm offbreak"/>
                <table:filter-set-item table:value="Slow left-arm chinaman"/>
                <table:filter-set-item table:value="Slow left-arm orthodox"/>
              </table:filter-condition>
            </table:filter-and>
          </table:filter>
          <table:sort>
            <table:sort-by table:field-number="4" table:data-type="automatic"/>
          </table:sort>
        </table:database-range>
      </table:database-ranges>
      <table:data-pilot-tables>
        <table:data-pilot-table table:name="DataPilot2" table:application-data="" table:target-range-address="'Pivot Table_Sheet1_2'.A1:'Pivot Table_Sheet1_2'.F98" table:buttons="'Pivot Table_Sheet1_2'.A2 'Pivot Table_Sheet1_2'.B2 'Pivot Table_Sheet1_2'.C1" table:show-filter-button="false" table:drill-down-on-double-click="false">
          <table:source-cell-range table:cell-range-address="Sheet1.A1:Sheet1.E567"/>
          <table:data-pilot-field table:source-field-name="Country" table:orientation="row" table:used-hierarchy="0" table:function="auto">
            <table:data-pilot-level table:show-empty="false" calcext:repeat-item-labels="false">
              <table:data-pilot-members>
                <table:data-pilot-member table:name="Australia" table:display="true" table:show-details="true"/>
                <table:data-pilot-member table:name="Bangladesh" table:display="true" table:show-details="true"/>
                <table:data-pilot-member table:name="England" table:display="true" table:show-details="true"/>
                <table:data-pilot-member table:name="India" table:display="true" table:show-details="true"/>
                <table:data-pilot-member table:name="Netherlands" table:display="true" table:show-details="true"/>
                <table:data-pilot-member table:name="New Zealand" table:display="true" table:show-details="true"/>
                <table:data-pilot-member table:name="Pakistan" table:display="true" table:show-details="true"/>
                <table:data-pilot-member table:name="South Africa" table:display="true" table:show-details="true"/>
                <table:data-pilot-member table:name="Sri Lanka" table:display="true" table:show-details="true"/>
                <table:data-pilot-member table:name="West Indies" table:display="true" table:show-details="true"/>
                <table:data-pilot-member table:name="Zimbabwe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tting_Hand" table:orientation="column" table:used-hierarchy="0" table:function="auto">
            <table:data-pilot-level table:show-empty="false" calcext:repeat-item-labels="false">
              <table:data-pilot-members>
                <table:data-pilot-member table:name="Left_Hand" table:display="true" table:show-details="true"/>
                <table:data-pilot-member table:name="Right_Han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owling_Skill" table:orientation="row" table:used-hierarchy="0" table:function="auto">
            <table:data-pilot-level table:show-empty="false" calcext:repeat-item-labels="false">
              <table:data-pilot-members>
                <table:data-pilot-member table:name="Left-arm fast" table:display="true" table:show-details="true"/>
                <table:data-pilot-member table:name="Left-arm fast-medium" table:display="true" table:show-details="true"/>
                <table:data-pilot-member table:name="Left-arm medium" table:display="true" table:show-details="true"/>
                <table:data-pilot-member table:name="Left-arm medium-fast" table:display="true" table:show-details="true"/>
                <table:data-pilot-member table:name="Legbreak" table:display="true" table:show-details="true"/>
                <table:data-pilot-member table:name="Legbreak googly" table:display="true" table:show-details="true"/>
                <table:data-pilot-member table:name="NULL" table:display="true" table:show-details="true"/>
                <table:data-pilot-member table:name="Right-arm bowler" table:display="true" table:show-details="true"/>
                <table:data-pilot-member table:name="Right-arm fast" table:display="true" table:show-details="true"/>
                <table:data-pilot-member table:name="Right-arm fast-medium" table:display="true" table:show-details="true"/>
                <table:data-pilot-member table:name="Right-arm medium" table:display="true" table:show-details="true"/>
                <table:data-pilot-member table:name="Right-arm medium-fast" table:display="true" table:show-details="true"/>
                <table:data-pilot-member table:name="Right-arm offbreak" table:display="true" table:show-details="true"/>
                <table:data-pilot-member table:name="Slow left-arm chinaman" table:display="true" table:show-details="true"/>
                <table:data-pilot-member table:name="Slow left-arm orthodox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yer_Name" table:orientation="data" table:used-hierarchy="0" table:function="count">
            <table:data-pilot-level table:show-empty="false" calcext:repeat-item-labels="false">
              <table:data-pilot-members>
                <table:data-pilot-member table:name="A Ashish Reddy" table:display="true" table:show-details="true"/>
                <table:data-pilot-member table:name="A Chandila" table:display="true" table:show-details="true"/>
                <table:data-pilot-member table:name="A Chopra" table:display="true" table:show-details="true"/>
                <table:data-pilot-member table:name="A Choudhary" table:display="true" table:show-details="true"/>
                <table:data-pilot-member table:name="A Dananjaya" table:display="true" table:show-details="true"/>
                <table:data-pilot-member table:name="A Flintoff" table:display="true" table:show-details="true"/>
                <table:data-pilot-member table:name="A Hales" table:display="true" table:show-details="true"/>
                <table:data-pilot-member table:name="A Joseph" table:display="true" table:show-details="true"/>
                <table:data-pilot-member table:name="A Kumble" table:display="true" table:show-details="true"/>
                <table:data-pilot-member table:name="A Mishra" table:display="true" table:show-details="true"/>
                <table:data-pilot-member table:name="A Mithun" table:display="true" table:show-details="true"/>
                <table:data-pilot-member table:name="A Mukund" table:display="true" table:show-details="true"/>
                <table:data-pilot-member table:name="A Nehra" table:display="true" table:show-details="true"/>
                <table:data-pilot-member table:name="A Nel" table:display="true" table:show-details="true"/>
                <table:data-pilot-member table:name="A Roy" table:display="true" table:show-details="true"/>
                <table:data-pilot-member table:name="A Singh" table:display="true" table:show-details="true"/>
                <table:data-pilot-member table:name="A Symonds" table:display="true" table:show-details="true"/>
                <table:data-pilot-member table:name="A Turner" table:display="true" table:show-details="true"/>
                <table:data-pilot-member table:name="A Uniyal" table:display="true" table:show-details="true"/>
                <table:data-pilot-member table:name="A Zampa" table:display="true" table:show-details="true"/>
                <table:data-pilot-member table:name="AA Bilakhia" table:display="true" table:show-details="true"/>
                <table:data-pilot-member table:name="AA Chavan" table:display="true" table:show-details="true"/>
                <table:data-pilot-member table:name="AA Jhunjhunwala" table:display="true" table:show-details="true"/>
                <table:data-pilot-member table:name="AA Kazi" table:display="true" table:show-details="true"/>
                <table:data-pilot-member table:name="AA Noffke" table:display="true" table:show-details="true"/>
                <table:data-pilot-member table:name="AB Agarkar" table:display="true" table:show-details="true"/>
                <table:data-pilot-member table:name="AB Barath" table:display="true" table:show-details="true"/>
                <table:data-pilot-member table:name="AB de Villiers" table:display="true" table:show-details="true"/>
                <table:data-pilot-member table:name="AB Dinda" table:display="true" table:show-details="true"/>
                <table:data-pilot-member table:name="AB McDonald" table:display="true" table:show-details="true"/>
                <table:data-pilot-member table:name="Abdur Razzak" table:display="true" table:show-details="true"/>
                <table:data-pilot-member table:name="AC Blizzard" table:display="true" table:show-details="true"/>
                <table:data-pilot-member table:name="AC Gilchrist" table:display="true" table:show-details="true"/>
                <table:data-pilot-member table:name="AC Thomas" table:display="true" table:show-details="true"/>
                <table:data-pilot-member table:name="AC Voges" table:display="true" table:show-details="true"/>
                <table:data-pilot-member table:name="AD Mascarenhas" table:display="true" table:show-details="true"/>
                <table:data-pilot-member table:name="AD Mathews" table:display="true" table:show-details="true"/>
                <table:data-pilot-member table:name="AD Nath" table:display="true" table:show-details="true"/>
                <table:data-pilot-member table:name="AD Russell" table:display="true" table:show-details="true"/>
                <table:data-pilot-member table:name="AF Milne" table:display="true" table:show-details="true"/>
                <table:data-pilot-member table:name="AG Murtaza" table:display="true" table:show-details="true"/>
                <table:data-pilot-member table:name="AG Paunikar" table:display="true" table:show-details="true"/>
                <table:data-pilot-member table:name="AJ Finch" table:display="true" table:show-details="true"/>
                <table:data-pilot-member table:name="AJ Tye" table:display="true" table:show-details="true"/>
                <table:data-pilot-member table:name="AL Menaria" table:display="true" table:show-details="true"/>
                <table:data-pilot-member table:name="AM Nayar" table:display="true" table:show-details="true"/>
                <table:data-pilot-member table:name="AM Rahane" table:display="true" table:show-details="true"/>
                <table:data-pilot-member table:name="AM Salvi" table:display="true" table:show-details="true"/>
                <table:data-pilot-member table:name="AN Ahmed" table:display="true" table:show-details="true"/>
                <table:data-pilot-member table:name="AN Ghosh" table:display="true" table:show-details="true"/>
                <table:data-pilot-member table:name="Anand Rajan" table:display="true" table:show-details="true"/>
                <table:data-pilot-member table:name="Anirudh Singh" table:display="true" table:show-details="true"/>
                <table:data-pilot-member table:name="Ankit Sharma" table:display="true" table:show-details="true"/>
                <table:data-pilot-member table:name="Ankit Soni" table:display="true" table:show-details="true"/>
                <table:data-pilot-member table:name="Anureet Singh" table:display="true" table:show-details="true"/>
                <table:data-pilot-member table:name="AP Dole" table:display="true" table:show-details="true"/>
                <table:data-pilot-member table:name="AP Majumdar" table:display="true" table:show-details="true"/>
                <table:data-pilot-member table:name="AP Tare" table:display="true" table:show-details="true"/>
                <table:data-pilot-member table:name="AR Bawne" table:display="true" table:show-details="true"/>
                <table:data-pilot-member table:name="AR Patel" table:display="true" table:show-details="true"/>
                <table:data-pilot-member table:name="AS Rajpoot" table:display="true" table:show-details="true"/>
                <table:data-pilot-member table:name="AS Raut" table:display="true" table:show-details="true"/>
                <table:data-pilot-member table:name="AS Yadav" table:display="true" table:show-details="true"/>
                <table:data-pilot-member table:name="AT Rayudu" table:display="true" table:show-details="true"/>
                <table:data-pilot-member table:name="AUK Pathan" table:display="true" table:show-details="true"/>
                <table:data-pilot-member table:name="AV Wankhade" table:display="true" table:show-details="true"/>
                <table:data-pilot-member table:name="Avesh Khan" table:display="true" table:show-details="true"/>
                <table:data-pilot-member table:name="Azhar Mahmood" table:display="true" table:show-details="true"/>
                <table:data-pilot-member table:name="B Akhil" table:display="true" table:show-details="true"/>
                <table:data-pilot-member table:name="B Aparajith" table:display="true" table:show-details="true"/>
                <table:data-pilot-member table:name="B Chipli" table:display="true" table:show-details="true"/>
                <table:data-pilot-member table:name="B Geeves" table:display="true" table:show-details="true"/>
                <table:data-pilot-member table:name="B Kumar" table:display="true" table:show-details="true"/>
                <table:data-pilot-member table:name="B Laughlin" table:display="true" table:show-details="true"/>
                <table:data-pilot-member table:name="B Lee" table:display="true" table:show-details="true"/>
                <table:data-pilot-member table:name="B Stanlake" table:display="true" table:show-details="true"/>
                <table:data-pilot-member table:name="B Sumanth" table:display="true" table:show-details="true"/>
                <table:data-pilot-member table:name="BA Bhatt" table:display="true" table:show-details="true"/>
                <table:data-pilot-member table:name="BA Stokes" table:display="true" table:show-details="true"/>
                <table:data-pilot-member table:name="Basil Thampi" table:display="true" table:show-details="true"/>
                <table:data-pilot-member table:name="BAW Mendis" table:display="true" table:show-details="true"/>
                <table:data-pilot-member table:name="BB McCullum" table:display="true" table:show-details="true"/>
                <table:data-pilot-member table:name="BB Samantray" table:display="true" table:show-details="true"/>
                <table:data-pilot-member table:name="BB Sran" table:display="true" table:show-details="true"/>
                <table:data-pilot-member table:name="BCJ Cutting" table:display="true" table:show-details="true"/>
                <table:data-pilot-member table:name="BE Hendricks" table:display="true" table:show-details="true"/>
                <table:data-pilot-member table:name="Bipul Sharma" table:display="true" table:show-details="true"/>
                <table:data-pilot-member table:name="BJ Haddin" table:display="true" table:show-details="true"/>
                <table:data-pilot-member table:name="BJ Hodge" table:display="true" table:show-details="true"/>
                <table:data-pilot-member table:name="BJ Rohrer" table:display="true" table:show-details="true"/>
                <table:data-pilot-member table:name="BMAJ Mendis" table:display="true" table:show-details="true"/>
                <table:data-pilot-member table:name="BR Dunk" table:display="true" table:show-details="true"/>
                <table:data-pilot-member table:name="BW Hilfenhaus" table:display="true" table:show-details="true"/>
                <table:data-pilot-member table:name="C de Grandhomme" table:display="true" table:show-details="true"/>
                <table:data-pilot-member table:name="C Ganapathy" table:display="true" table:show-details="true"/>
                <table:data-pilot-member table:name="C Ingram" table:display="true" table:show-details="true"/>
                <table:data-pilot-member table:name="C Madan" table:display="true" table:show-details="true"/>
                <table:data-pilot-member table:name="C Munro" table:display="true" table:show-details="true"/>
                <table:data-pilot-member table:name="C Nanda" table:display="true" table:show-details="true"/>
                <table:data-pilot-member table:name="CA Ingram" table:display="true" table:show-details="true"/>
                <table:data-pilot-member table:name="CA Lynn" table:display="true" table:show-details="true"/>
                <table:data-pilot-member table:name="CA Pujara" table:display="true" table:show-details="true"/>
                <table:data-pilot-member table:name="CH Gayle" table:display="true" table:show-details="true"/>
                <table:data-pilot-member table:name="CH Morris" table:display="true" table:show-details="true"/>
                <table:data-pilot-member table:name="CJ Anderson" table:display="true" table:show-details="true"/>
                <table:data-pilot-member table:name="CJ Ferguson" table:display="true" table:show-details="true"/>
                <table:data-pilot-member table:name="CJ Jordan" table:display="true" table:show-details="true"/>
                <table:data-pilot-member table:name="CJ McKay" table:display="true" table:show-details="true"/>
                <table:data-pilot-member table:name="CK Kapugedera" table:display="true" table:show-details="true"/>
                <table:data-pilot-member table:name="CK Langeveldt" table:display="true" table:show-details="true"/>
                <table:data-pilot-member table:name="CL White" table:display="true" table:show-details="true"/>
                <table:data-pilot-member table:name="CM Gautam" table:display="true" table:show-details="true"/>
                <table:data-pilot-member table:name="CR Brathwaite" table:display="true" table:show-details="true"/>
                <table:data-pilot-member table:name="CR Woakes" table:display="true" table:show-details="true"/>
                <table:data-pilot-member table:name="CRD Fernando" table:display="true" table:show-details="true"/>
                <table:data-pilot-member table:name="D du Preez" table:display="true" table:show-details="true"/>
                <table:data-pilot-member table:name="D Kalyankrishna" table:display="true" table:show-details="true"/>
                <table:data-pilot-member table:name="D Salunkhe" table:display="true" table:show-details="true"/>
                <table:data-pilot-member table:name="D Shorey" table:display="true" table:show-details="true"/>
                <table:data-pilot-member table:name="D Short" table:display="true" table:show-details="true"/>
                <table:data-pilot-member table:name="D Wiese" table:display="true" table:show-details="true"/>
                <table:data-pilot-member table:name="D Willey" table:display="true" table:show-details="true"/>
                <table:data-pilot-member table:name="DA Miller" table:display="true" table:show-details="true"/>
                <table:data-pilot-member table:name="DA Warner" table:display="true" table:show-details="true"/>
                <table:data-pilot-member table:name="DAJ Bracewell" table:display="true" table:show-details="true"/>
                <table:data-pilot-member table:name="DB Das" table:display="true" table:show-details="true"/>
                <table:data-pilot-member table:name="DB Ravi Teja" table:display="true" table:show-details="true"/>
                <table:data-pilot-member table:name="DE Bollinger" table:display="true" table:show-details="true"/>
                <table:data-pilot-member table:name="DH Yagnik" table:display="true" table:show-details="true"/>
                <table:data-pilot-member table:name="DJ Bravo" table:display="true" table:show-details="true"/>
                <table:data-pilot-member table:name="DJ Harris" table:display="true" table:show-details="true"/>
                <table:data-pilot-member table:name="DJ Hooda" table:display="true" table:show-details="true"/>
                <table:data-pilot-member table:name="DJ Hussey" table:display="true" table:show-details="true"/>
                <table:data-pilot-member table:name="DJ Jacobs" table:display="true" table:show-details="true"/>
                <table:data-pilot-member table:name="DJ Muthuswami" table:display="true" table:show-details="true"/>
                <table:data-pilot-member table:name="DJ Thornely" table:display="true" table:show-details="true"/>
                <table:data-pilot-member table:name="DJG Sammy" table:display="true" table:show-details="true"/>
                <table:data-pilot-member table:name="DL Chahar" table:display="true" table:show-details="true"/>
                <table:data-pilot-member table:name="DL Vettori" table:display="true" table:show-details="true"/>
                <table:data-pilot-member table:name="DM Bravo" table:display="true" table:show-details="true"/>
                <table:data-pilot-member table:name="DNT Zoysa" table:display="true" table:show-details="true"/>
                <table:data-pilot-member table:name="DP Nannes" table:display="true" table:show-details="true"/>
                <table:data-pilot-member table:name="DP Vijaykumar" table:display="true" table:show-details="true"/>
                <table:data-pilot-member table:name="DPMD Jayawardene" table:display="true" table:show-details="true"/>
                <table:data-pilot-member table:name="DR Martyn" table:display="true" table:show-details="true"/>
                <table:data-pilot-member table:name="DR Smith" table:display="true" table:show-details="true"/>
                <table:data-pilot-member table:name="DS Kulkarni" table:display="true" table:show-details="true"/>
                <table:data-pilot-member table:name="DS Lehmann" table:display="true" table:show-details="true"/>
                <table:data-pilot-member table:name="DT Christian" table:display="true" table:show-details="true"/>
                <table:data-pilot-member table:name="DT Patil" table:display="true" table:show-details="true"/>
                <table:data-pilot-member table:name="DW Steyn" table:display="true" table:show-details="true"/>
                <table:data-pilot-member table:name="E Lewis" table:display="true" table:show-details="true"/>
                <table:data-pilot-member table:name="EJG Morgan" table:display="true" table:show-details="true"/>
                <table:data-pilot-member table:name="ER Dwivedi" table:display="true" table:show-details="true"/>
                <table:data-pilot-member table:name="F Behardien" table:display="true" table:show-details="true"/>
                <table:data-pilot-member table:name="F du Plessis" table:display="true" table:show-details="true"/>
                <table:data-pilot-member table:name="FH Edwards" table:display="true" table:show-details="true"/>
                <table:data-pilot-member table:name="FY Fazal" table:display="true" table:show-details="true"/>
                <table:data-pilot-member table:name="G Gambhir" table:display="true" table:show-details="true"/>
                <table:data-pilot-member table:name="Gagandeep Singh" table:display="true" table:show-details="true"/>
                <table:data-pilot-member table:name="GB Hogg" table:display="true" table:show-details="true"/>
                <table:data-pilot-member table:name="GC Smith" table:display="true" table:show-details="true"/>
                <table:data-pilot-member table:name="GD McGrath" table:display="true" table:show-details="true"/>
                <table:data-pilot-member table:name="GH Vihari" table:display="true" table:show-details="true"/>
                <table:data-pilot-member table:name="GJ Bailey" table:display="true" table:show-details="true"/>
                <table:data-pilot-member table:name="GJ Maxwell" table:display="true" table:show-details="true"/>
                <table:data-pilot-member table:name="GR Napier" table:display="true" table:show-details="true"/>
                <table:data-pilot-member table:name="GS Sandhu" table:display="true" table:show-details="true"/>
                <table:data-pilot-member table:name="Gurkeerat Singh" table:display="true" table:show-details="true"/>
                <table:data-pilot-member table:name="H Brar" table:display="true" table:show-details="true"/>
                <table:data-pilot-member table:name="H Das" table:display="true" table:show-details="true"/>
                <table:data-pilot-member table:name="H Gurney" table:display="true" table:show-details="true"/>
                <table:data-pilot-member table:name="H Klaasen" table:display="true" table:show-details="true"/>
                <table:data-pilot-member table:name="H Vihari" table:display="true" table:show-details="true"/>
                <table:data-pilot-member table:name="H Viljoen" table:display="true" table:show-details="true"/>
                <table:data-pilot-member table:name="Harbhajan Singh" table:display="true" table:show-details="true"/>
                <table:data-pilot-member table:name="Harmeet Singh" table:display="true" table:show-details="true"/>
                <table:data-pilot-member table:name="Harmeet Singh (2)" table:display="true" table:show-details="true"/>
                <table:data-pilot-member table:name="Harpreet Singh" table:display="true" table:show-details="true"/>
                <table:data-pilot-member table:name="HH Gibbs" table:display="true" table:show-details="true"/>
                <table:data-pilot-member table:name="HH Pandya" table:display="true" table:show-details="true"/>
                <table:data-pilot-member table:name="HM Amla" table:display="true" table:show-details="true"/>
                <table:data-pilot-member table:name="HV Patel" table:display="true" table:show-details="true"/>
                <table:data-pilot-member table:name="I Malhotra" table:display="true" table:show-details="true"/>
                <table:data-pilot-member table:name="I Sharma" table:display="true" table:show-details="true"/>
                <table:data-pilot-member table:name="I Sodhi" table:display="true" table:show-details="true"/>
                <table:data-pilot-member table:name="IC Pandey" table:display="true" table:show-details="true"/>
                <table:data-pilot-member table:name="IK Pathan" table:display="true" table:show-details="true"/>
                <table:data-pilot-member table:name="Imran Tahir" table:display="true" table:show-details="true"/>
                <table:data-pilot-member table:name="Iqbal Abdulla" table:display="true" table:show-details="true"/>
                <table:data-pilot-member table:name="IR Jaggi" table:display="true" table:show-details="true"/>
                <table:data-pilot-member table:name="Ishan Kishan" table:display="true" table:show-details="true"/>
                <table:data-pilot-member table:name="J Archer" table:display="true" table:show-details="true"/>
                <table:data-pilot-member table:name="J Arunkumar" table:display="true" table:show-details="true"/>
                <table:data-pilot-member table:name="J Bairstow" table:display="true" table:show-details="true"/>
                <table:data-pilot-member table:name="J Behrendorff" table:display="true" table:show-details="true"/>
                <table:data-pilot-member table:name="J Botha" table:display="true" table:show-details="true"/>
                <table:data-pilot-member table:name="J Dala" table:display="true" table:show-details="true"/>
                <table:data-pilot-member table:name="J Denly" table:display="true" table:show-details="true"/>
                <table:data-pilot-member table:name="J Searles" table:display="true" table:show-details="true"/>
                <table:data-pilot-member table:name="J Suchith" table:display="true" table:show-details="true"/>
                <table:data-pilot-member table:name="J Syed Mohammad" table:display="true" table:show-details="true"/>
                <table:data-pilot-member table:name="J Theron" table:display="true" table:show-details="true"/>
                <table:data-pilot-member table:name="J Yadav" table:display="true" table:show-details="true"/>
                <table:data-pilot-member table:name="JA Morkel" table:display="true" table:show-details="true"/>
                <table:data-pilot-member table:name="Jaskaran Singh" table:display="true" table:show-details="true"/>
                <table:data-pilot-member table:name="JC Buttler" table:display="true" table:show-details="true"/>
                <table:data-pilot-member table:name="JD Ryder" table:display="true" table:show-details="true"/>
                <table:data-pilot-member table:name="JD Unadkat" table:display="true" table:show-details="true"/>
                <table:data-pilot-member table:name="JDP Oram" table:display="true" table:show-details="true"/>
                <table:data-pilot-member table:name="JDS Neesham" table:display="true" table:show-details="true"/>
                <table:data-pilot-member table:name="JE Taylor" table:display="true" table:show-details="true"/>
                <table:data-pilot-member table:name="JEC Franklin" table:display="true" table:show-details="true"/>
                <table:data-pilot-member table:name="JH Kallis" table:display="true" table:show-details="true"/>
                <table:data-pilot-member table:name="JJ Bumrah" table:display="true" table:show-details="true"/>
                <table:data-pilot-member table:name="JJ Roy" table:display="true" table:show-details="true"/>
                <table:data-pilot-member table:name="JJ van der Wath" table:display="true" table:show-details="true"/>
                <table:data-pilot-member table:name="JM Kemp" table:display="true" table:show-details="true"/>
                <table:data-pilot-member table:name="JO Holder" table:display="true" table:show-details="true"/>
                <table:data-pilot-member table:name="Joginder Sharma" table:display="true" table:show-details="true"/>
                <table:data-pilot-member table:name="JP Duminy" table:display="true" table:show-details="true"/>
                <table:data-pilot-member table:name="JP Faulkner" table:display="true" table:show-details="true"/>
                <table:data-pilot-member table:name="JR Hopes" table:display="true" table:show-details="true"/>
                <table:data-pilot-member table:name="JW Hastings" table:display="true" table:show-details="true"/>
                <table:data-pilot-member table:name="K Ahmed" table:display="true" table:show-details="true"/>
                <table:data-pilot-member table:name="K Goel" table:display="true" table:show-details="true"/>
                <table:data-pilot-member table:name="K Gowtham" table:display="true" table:show-details="true"/>
                <table:data-pilot-member table:name="K Khejroliya" table:display="true" table:show-details="true"/>
                <table:data-pilot-member table:name="K Paul" table:display="true" table:show-details="true"/>
                <table:data-pilot-member table:name="K Rabada" table:display="true" table:show-details="true"/>
                <table:data-pilot-member table:name="K Santokie" table:display="true" table:show-details="true"/>
                <table:data-pilot-member table:name="K Upadhyay" table:display="true" table:show-details="true"/>
                <table:data-pilot-member table:name="KA Pollard" table:display="true" table:show-details="true"/>
                <table:data-pilot-member table:name="KAJ Roach" table:display="true" table:show-details="true"/>
                <table:data-pilot-member table:name="Kamran Akmal" table:display="true" table:show-details="true"/>
                <table:data-pilot-member table:name="Kamran Khan" table:display="true" table:show-details="true"/>
                <table:data-pilot-member table:name="Karanveer Singh" table:display="true" table:show-details="true"/>
                <table:data-pilot-member table:name="KB Arun Karthik" table:display="true" table:show-details="true"/>
                <table:data-pilot-member table:name="KC Cariappa" table:display="true" table:show-details="true"/>
                <table:data-pilot-member table:name="KC Sangakkara" table:display="true" table:show-details="true"/>
                <table:data-pilot-member table:name="KD Karthik" table:display="true" table:show-details="true"/>
                <table:data-pilot-member table:name="KH Devdhar" table:display="true" table:show-details="true"/>
                <table:data-pilot-member table:name="KH Pandya" table:display="true" table:show-details="true"/>
                <table:data-pilot-member table:name="KJ Abbott" table:display="true" table:show-details="true"/>
                <table:data-pilot-member table:name="KK Cooper" table:display="true" table:show-details="true"/>
                <table:data-pilot-member table:name="KK Nair" table:display="true" table:show-details="true"/>
                <table:data-pilot-member table:name="KL Rahul" table:display="true" table:show-details="true"/>
                <table:data-pilot-member table:name="KM Asif" table:display="true" table:show-details="true"/>
                <table:data-pilot-member table:name="KM Jadhav" table:display="true" table:show-details="true"/>
                <table:data-pilot-member table:name="KMDN Kulasekara" table:display="true" table:show-details="true"/>
                <table:data-pilot-member table:name="KP Appanna" table:display="true" table:show-details="true"/>
                <table:data-pilot-member table:name="KP Pietersen" table:display="true" table:show-details="true"/>
                <table:data-pilot-member table:name="KS Williamson" table:display="true" table:show-details="true"/>
                <table:data-pilot-member table:name="Kuldeep Yadav" table:display="true" table:show-details="true"/>
                <table:data-pilot-member table:name="KV Sharma" table:display="true" table:show-details="true"/>
                <table:data-pilot-member table:name="KW Richardson" table:display="true" table:show-details="true"/>
                <table:data-pilot-member table:name="L Ablish" table:display="true" table:show-details="true"/>
                <table:data-pilot-member table:name="L Balaji" table:display="true" table:show-details="true"/>
                <table:data-pilot-member table:name="L Ferguson" table:display="true" table:show-details="true"/>
                <table:data-pilot-member table:name="L Livingstone" table:display="true" table:show-details="true"/>
                <table:data-pilot-member table:name="L Ngidi" table:display="true" table:show-details="true"/>
                <table:data-pilot-member table:name="L Plunkett" table:display="true" table:show-details="true"/>
                <table:data-pilot-member table:name="L Ronchi" table:display="true" table:show-details="true"/>
                <table:data-pilot-member table:name="LA Carseldine" table:display="true" table:show-details="true"/>
                <table:data-pilot-member table:name="LA Pomersbach" table:display="true" table:show-details="true"/>
                <table:data-pilot-member table:name="LH Ferguson" table:display="true" table:show-details="true"/>
                <table:data-pilot-member table:name="LJ Wright" table:display="true" table:show-details="true"/>
                <table:data-pilot-member table:name="LMP Simmons" table:display="true" table:show-details="true"/>
                <table:data-pilot-member table:name="LPC Silva" table:display="true" table:show-details="true"/>
                <table:data-pilot-member table:name="LR Shukla" table:display="true" table:show-details="true"/>
                <table:data-pilot-member table:name="LRPL Taylor" table:display="true" table:show-details="true"/>
                <table:data-pilot-member table:name="M Ali" table:display="true" table:show-details="true"/>
                <table:data-pilot-member table:name="M Ashwin" table:display="true" table:show-details="true"/>
                <table:data-pilot-member table:name="M de Lange" table:display="true" table:show-details="true"/>
                <table:data-pilot-member table:name="M Kaif" table:display="true" table:show-details="true"/>
                <table:data-pilot-member table:name="M Kartik" table:display="true" table:show-details="true"/>
                <table:data-pilot-member table:name="M Klinger" table:display="true" table:show-details="true"/>
                <table:data-pilot-member table:name="M Lomror" table:display="true" table:show-details="true"/>
                <table:data-pilot-member table:name="M Manhas" table:display="true" table:show-details="true"/>
                <table:data-pilot-member table:name="M Markande" table:display="true" table:show-details="true"/>
                <table:data-pilot-member table:name="M Morkel" table:display="true" table:show-details="true"/>
                <table:data-pilot-member table:name="M Muralitharan" table:display="true" table:show-details="true"/>
                <table:data-pilot-member table:name="M Ntini" table:display="true" table:show-details="true"/>
                <table:data-pilot-member table:name="M Rawat" table:display="true" table:show-details="true"/>
                <table:data-pilot-member table:name="M Santner" table:display="true" table:show-details="true"/>
                <table:data-pilot-member table:name="M Ur Rahman" table:display="true" table:show-details="true"/>
                <table:data-pilot-member table:name="M Vijay" table:display="true" table:show-details="true"/>
                <table:data-pilot-member table:name="M Vohra" table:display="true" table:show-details="true"/>
                <table:data-pilot-member table:name="M Wood" table:display="true" table:show-details="true"/>
                <table:data-pilot-member table:name="MA Agarwal" table:display="true" table:show-details="true"/>
                <table:data-pilot-member table:name="MA Khote" table:display="true" table:show-details="true"/>
                <table:data-pilot-member table:name="MA Starc" table:display="true" table:show-details="true"/>
                <table:data-pilot-member table:name="Mandeep Singh" table:display="true" table:show-details="true"/>
                <table:data-pilot-member table:name="Mashrafe Mortaza" table:display="true" table:show-details="true"/>
                <table:data-pilot-member table:name="MB Parmar" table:display="true" table:show-details="true"/>
                <table:data-pilot-member table:name="MC Henriques" table:display="true" table:show-details="true"/>
                <table:data-pilot-member table:name="MC Juneja" table:display="true" table:show-details="true"/>
                <table:data-pilot-member table:name="MD Mishra" table:display="true" table:show-details="true"/>
                <table:data-pilot-member table:name="MDKJ Perera" table:display="true" table:show-details="true"/>
                <table:data-pilot-member table:name="MEK Hussey" table:display="true" table:show-details="true"/>
                <table:data-pilot-member table:name="MF Maharoof" table:display="true" table:show-details="true"/>
                <table:data-pilot-member table:name="MG Johnson" table:display="true" table:show-details="true"/>
                <table:data-pilot-member table:name="MG Neser" table:display="true" table:show-details="true"/>
                <table:data-pilot-member table:name="Misbah-ul-Haq" table:display="true" table:show-details="true"/>
                <table:data-pilot-member table:name="MJ Clarke" table:display="true" table:show-details="true"/>
                <table:data-pilot-member table:name="MJ Guptill" table:display="true" table:show-details="true"/>
                <table:data-pilot-member table:name="MJ Henry" table:display="true" table:show-details="true"/>
                <table:data-pilot-member table:name="MJ Lumb" table:display="true" table:show-details="true"/>
                <table:data-pilot-member table:name="MJ McClenaghan" table:display="true" table:show-details="true"/>
                <table:data-pilot-member table:name="MK Pandey" table:display="true" table:show-details="true"/>
                <table:data-pilot-member table:name="MK Tiwary" table:display="true" table:show-details="true"/>
                <table:data-pilot-member table:name="ML Hayden" table:display="true" table:show-details="true"/>
                <table:data-pilot-member table:name="MM Patel" table:display="true" table:show-details="true"/>
                <table:data-pilot-member table:name="MM Sharma" table:display="true" table:show-details="true"/>
                <table:data-pilot-member table:name="MN Samuels" table:display="true" table:show-details="true"/>
                <table:data-pilot-member table:name="MN van Wyk" table:display="true" table:show-details="true"/>
                <table:data-pilot-member table:name="Mohammad Ashraful" table:display="true" table:show-details="true"/>
                <table:data-pilot-member table:name="Mohammad Asif" table:display="true" table:show-details="true"/>
                <table:data-pilot-member table:name="Mohammad Hafeez" table:display="true" table:show-details="true"/>
                <table:data-pilot-member table:name="Mohammad Nabi" table:display="true" table:show-details="true"/>
                <table:data-pilot-member table:name="Mohammed Shami" table:display="true" table:show-details="true"/>
                <table:data-pilot-member table:name="Mohammed Siraj" table:display="true" table:show-details="true"/>
                <table:data-pilot-member table:name="MP Stoinis" table:display="true" table:show-details="true"/>
                <table:data-pilot-member table:name="MR Marsh" table:display="true" table:show-details="true"/>
                <table:data-pilot-member table:name="MS Bisla" table:display="true" table:show-details="true"/>
                <table:data-pilot-member table:name="MS Dhoni" table:display="true" table:show-details="true"/>
                <table:data-pilot-member table:name="MS Gony" table:display="true" table:show-details="true"/>
                <table:data-pilot-member table:name="MS Wade" table:display="true" table:show-details="true"/>
                <table:data-pilot-member table:name="Mustafizur Rahman" table:display="true" table:show-details="true"/>
                <table:data-pilot-member table:name="MV Boucher" table:display="true" table:show-details="true"/>
                <table:data-pilot-member table:name="N Naik" table:display="true" table:show-details="true"/>
                <table:data-pilot-member table:name="N Pooran" table:display="true" table:show-details="true"/>
                <table:data-pilot-member table:name="N Rana" table:display="true" table:show-details="true"/>
                <table:data-pilot-member table:name="N Saini" table:display="true" table:show-details="true"/>
                <table:data-pilot-member table:name="NB Singh" table:display="true" table:show-details="true"/>
                <table:data-pilot-member table:name="ND Doshi" table:display="true" table:show-details="true"/>
                <table:data-pilot-member table:name="Niraj Patel" table:display="true" table:show-details="true"/>
                <table:data-pilot-member table:name="NJ Maddinson" table:display="true" table:show-details="true"/>
                <table:data-pilot-member table:name="NJ Rimmington" table:display="true" table:show-details="true"/>
                <table:data-pilot-member table:name="NK Patel" table:display="true" table:show-details="true"/>
                <table:data-pilot-member table:name="NL McCullum" table:display="true" table:show-details="true"/>
                <table:data-pilot-member table:name="NLTC Perera" table:display="true" table:show-details="true"/>
                <table:data-pilot-member table:name="NM Coulter-Nile" table:display="true" table:show-details="true"/>
                <table:data-pilot-member table:name="NS Naik" table:display="true" table:show-details="true"/>
                <table:data-pilot-member table:name="NV Ojha" table:display="true" table:show-details="true"/>
                <table:data-pilot-member table:name="O Thomas" table:display="true" table:show-details="true"/>
                <table:data-pilot-member table:name="OA Shah" table:display="true" table:show-details="true"/>
                <table:data-pilot-member table:name="P Amarnath" table:display="true" table:show-details="true"/>
                <table:data-pilot-member table:name="P Awana" table:display="true" table:show-details="true"/>
                <table:data-pilot-member table:name="P Chopra" table:display="true" table:show-details="true"/>
                <table:data-pilot-member table:name="P Dharmani" table:display="true" table:show-details="true"/>
                <table:data-pilot-member table:name="P Dogra" table:display="true" table:show-details="true"/>
                <table:data-pilot-member table:name="P Krishna" table:display="true" table:show-details="true"/>
                <table:data-pilot-member table:name="P Kumar" table:display="true" table:show-details="true"/>
                <table:data-pilot-member table:name="P Negi" table:display="true" table:show-details="true"/>
                <table:data-pilot-member table:name="P Parameswaran" table:display="true" table:show-details="true"/>
                <table:data-pilot-member table:name="P Prasanth" table:display="true" table:show-details="true"/>
                <table:data-pilot-member table:name="P R Barman" table:display="true" table:show-details="true"/>
                <table:data-pilot-member table:name="P Raj" table:display="true" table:show-details="true"/>
                <table:data-pilot-member table:name="P Sahu" table:display="true" table:show-details="true"/>
                <table:data-pilot-member table:name="P Shaw" table:display="true" table:show-details="true"/>
                <table:data-pilot-member table:name="P Suyal" table:display="true" table:show-details="true"/>
                <table:data-pilot-member table:name="PA Patel" table:display="true" table:show-details="true"/>
                <table:data-pilot-member table:name="PA Reddy" table:display="true" table:show-details="true"/>
                <table:data-pilot-member table:name="Pankaj Singh" table:display="true" table:show-details="true"/>
                <table:data-pilot-member table:name="Parvez Rasool" table:display="true" table:show-details="true"/>
                <table:data-pilot-member table:name="PC Valthaty" table:display="true" table:show-details="true"/>
                <table:data-pilot-member table:name="PD Collingwood" table:display="true" table:show-details="true"/>
                <table:data-pilot-member table:name="PJ Cummins" table:display="true" table:show-details="true"/>
                <table:data-pilot-member table:name="PJ Sangwan" table:display="true" table:show-details="true"/>
                <table:data-pilot-member table:name="PM Sarvesh Kumar" table:display="true" table:show-details="true"/>
                <table:data-pilot-member table:name="PP Chawla" table:display="true" table:show-details="true"/>
                <table:data-pilot-member table:name="PP Ojha" table:display="true" table:show-details="true"/>
                <table:data-pilot-member table:name="PR Shah" table:display="true" table:show-details="true"/>
                <table:data-pilot-member table:name="PSP Handscomb" table:display="true" table:show-details="true"/>
                <table:data-pilot-member table:name="PV Tambe" table:display="true" table:show-details="true"/>
                <table:data-pilot-member table:name="Q de Kock" table:display="true" table:show-details="true"/>
                <table:data-pilot-member table:name="R Ashwin" table:display="true" table:show-details="true"/>
                <table:data-pilot-member table:name="R Bhatia" table:display="true" table:show-details="true"/>
                <table:data-pilot-member table:name="R Bhui" table:display="true" table:show-details="true"/>
                <table:data-pilot-member table:name="R Bishnoi" table:display="true" table:show-details="true"/>
                <table:data-pilot-member table:name="R Dhawan" table:display="true" table:show-details="true"/>
                <table:data-pilot-member table:name="R Dravid" table:display="true" table:show-details="true"/>
                <table:data-pilot-member table:name="R McLaren" table:display="true" table:show-details="true"/>
                <table:data-pilot-member table:name="R Ninan" table:display="true" table:show-details="true"/>
                <table:data-pilot-member table:name="R Parag" table:display="true" table:show-details="true"/>
                <table:data-pilot-member table:name="R Rampaul" table:display="true" table:show-details="true"/>
                <table:data-pilot-member table:name="R Salam" table:display="true" table:show-details="true"/>
                <table:data-pilot-member table:name="R Sathish" table:display="true" table:show-details="true"/>
                <table:data-pilot-member table:name="R Sharma" table:display="true" table:show-details="true"/>
                <table:data-pilot-member table:name="R Shukla" table:display="true" table:show-details="true"/>
                <table:data-pilot-member table:name="R Singh" table:display="true" table:show-details="true"/>
                <table:data-pilot-member table:name="R Tewatia" table:display="true" table:show-details="true"/>
                <table:data-pilot-member table:name="R Vinay Kumar" table:display="true" table:show-details="true"/>
                <table:data-pilot-member table:name="RA Jadeja" table:display="true" table:show-details="true"/>
                <table:data-pilot-member table:name="RA Shaikh" table:display="true" table:show-details="true"/>
                <table:data-pilot-member table:name="RA Tripathi" table:display="true" table:show-details="true"/>
                <table:data-pilot-member table:name="Rashid Khan" table:display="true" table:show-details="true"/>
                <table:data-pilot-member table:name="RD Chahar" table:display="true" table:show-details="true"/>
                <table:data-pilot-member table:name="RE Levi" table:display="true" table:show-details="true"/>
                <table:data-pilot-member table:name="RE van der Merwe" table:display="true" table:show-details="true"/>
                <table:data-pilot-member table:name="RG More" table:display="true" table:show-details="true"/>
                <table:data-pilot-member table:name="RG Sharma" table:display="true" table:show-details="true"/>
                <table:data-pilot-member table:name="RJ Harris" table:display="true" table:show-details="true"/>
                <table:data-pilot-member table:name="RJ Peterson" table:display="true" table:show-details="true"/>
                <table:data-pilot-member table:name="RJ Quiney" table:display="true" table:show-details="true"/>
                <table:data-pilot-member table:name="RN ten Doeschate" table:display="true" table:show-details="true"/>
                <table:data-pilot-member table:name="RP Singh" table:display="true" table:show-details="true"/>
                <table:data-pilot-member table:name="RR Bhatkal" table:display="true" table:show-details="true"/>
                <table:data-pilot-member table:name="RR Bose" table:display="true" table:show-details="true"/>
                <table:data-pilot-member table:name="RR Pant" table:display="true" table:show-details="true"/>
                <table:data-pilot-member table:name="RR Powar" table:display="true" table:show-details="true"/>
                <table:data-pilot-member table:name="RR Raje" table:display="true" table:show-details="true"/>
                <table:data-pilot-member table:name="RR Rossouw" table:display="true" table:show-details="true"/>
                <table:data-pilot-member table:name="RR Sarwan" table:display="true" table:show-details="true"/>
                <table:data-pilot-member table:name="RS Bopara" table:display="true" table:show-details="true"/>
                <table:data-pilot-member table:name="RS Gavaskar" table:display="true" table:show-details="true"/>
                <table:data-pilot-member table:name="RS Sodhi" table:display="true" table:show-details="true"/>
                <table:data-pilot-member table:name="RT Ponting" table:display="true" table:show-details="true"/>
                <table:data-pilot-member table:name="RV Gomez" table:display="true" table:show-details="true"/>
                <table:data-pilot-member table:name="RV Pawar" table:display="true" table:show-details="true"/>
                <table:data-pilot-member table:name="RV Uthappa" table:display="true" table:show-details="true"/>
                <table:data-pilot-member table:name="RW Price" table:display="true" table:show-details="true"/>
                <table:data-pilot-member table:name="S Anirudha" table:display="true" table:show-details="true"/>
                <table:data-pilot-member table:name="S Aravind" table:display="true" table:show-details="true"/>
                <table:data-pilot-member table:name="S Badree" table:display="true" table:show-details="true"/>
                <table:data-pilot-member table:name="S Badrinath" table:display="true" table:show-details="true"/>
                <table:data-pilot-member table:name="S Chanderpaul" table:display="true" table:show-details="true"/>
                <table:data-pilot-member table:name="S Curran" table:display="true" table:show-details="true"/>
                <table:data-pilot-member table:name="S Dhawan" table:display="true" table:show-details="true"/>
                <table:data-pilot-member table:name="S Dube" table:display="true" table:show-details="true"/>
                <table:data-pilot-member table:name="S Gill" table:display="true" table:show-details="true"/>
                <table:data-pilot-member table:name="S Gopal" table:display="true" table:show-details="true"/>
                <table:data-pilot-member table:name="S Hetmyer" table:display="true" table:show-details="true"/>
                <table:data-pilot-member table:name="S Kaul" table:display="true" table:show-details="true"/>
                <table:data-pilot-member table:name="S Kaushik" table:display="true" table:show-details="true"/>
                <table:data-pilot-member table:name="S Kuggeleijn" table:display="true" table:show-details="true"/>
                <table:data-pilot-member table:name="S Ladda" table:display="true" table:show-details="true"/>
                <table:data-pilot-member table:name="S Lamichhane" table:display="true" table:show-details="true"/>
                <table:data-pilot-member table:name="S Mavi" table:display="true" table:show-details="true"/>
                <table:data-pilot-member table:name="S Midhun" table:display="true" table:show-details="true"/>
                <table:data-pilot-member table:name="S Nadeem" table:display="true" table:show-details="true"/>
                <table:data-pilot-member table:name="S Narwal" table:display="true" table:show-details="true"/>
                <table:data-pilot-member table:name="S Rana" table:display="true" table:show-details="true"/>
                <table:data-pilot-member table:name="S Randiv" table:display="true" table:show-details="true"/>
                <table:data-pilot-member table:name="S Rutherford" table:display="true" table:show-details="true"/>
                <table:data-pilot-member table:name="S Sharma" table:display="true" table:show-details="true"/>
                <table:data-pilot-member table:name="S Singh" table:display="true" table:show-details="true"/>
                <table:data-pilot-member table:name="S Sohal" table:display="true" table:show-details="true"/>
                <table:data-pilot-member table:name="S Sreesanth" table:display="true" table:show-details="true"/>
                <table:data-pilot-member table:name="S Sriram" table:display="true" table:show-details="true"/>
                <table:data-pilot-member table:name="S Tyagi" table:display="true" table:show-details="true"/>
                <table:data-pilot-member table:name="S Vidyut" table:display="true" table:show-details="true"/>
                <table:data-pilot-member table:name="S Warrier" table:display="true" table:show-details="true"/>
                <table:data-pilot-member table:name="SA Abbott" table:display="true" table:show-details="true"/>
                <table:data-pilot-member table:name="SA Asnodkar" table:display="true" table:show-details="true"/>
                <table:data-pilot-member table:name="SA Yadav" table:display="true" table:show-details="true"/>
                <table:data-pilot-member table:name="Sachin Baby" table:display="true" table:show-details="true"/>
                <table:data-pilot-member table:name="Salman Butt" table:display="true" table:show-details="true"/>
                <table:data-pilot-member table:name="Sandeep Sharma" table:display="true" table:show-details="true"/>
                <table:data-pilot-member table:name="SB Bangar" table:display="true" table:show-details="true"/>
                <table:data-pilot-member table:name="SB Jakati" table:display="true" table:show-details="true"/>
                <table:data-pilot-member table:name="SB Joshi" table:display="true" table:show-details="true"/>
                <table:data-pilot-member table:name="SB Styris" table:display="true" table:show-details="true"/>
                <table:data-pilot-member table:name="SB Wagh" table:display="true" table:show-details="true"/>
                <table:data-pilot-member table:name="SC Ganguly" table:display="true" table:show-details="true"/>
                <table:data-pilot-member table:name="SD Chitnis" table:display="true" table:show-details="true"/>
                <table:data-pilot-member table:name="SD Lad" table:display="true" table:show-details="true"/>
                <table:data-pilot-member table:name="SE Bond" table:display="true" table:show-details="true"/>
                <table:data-pilot-member table:name="SE Marsh" table:display="true" table:show-details="true"/>
                <table:data-pilot-member table:name="Shahid Afridi" table:display="true" table:show-details="true"/>
                <table:data-pilot-member table:name="Shakib Al Hasan" table:display="true" table:show-details="true"/>
                <table:data-pilot-member table:name="Shivam Sharma" table:display="true" table:show-details="true"/>
                <table:data-pilot-member table:name="Shoaib Ahmed" table:display="true" table:show-details="true"/>
                <table:data-pilot-member table:name="Shoaib Akhtar" table:display="true" table:show-details="true"/>
                <table:data-pilot-member table:name="Shoaib Malik" table:display="true" table:show-details="true"/>
                <table:data-pilot-member table:name="SJ Srivastava" table:display="true" table:show-details="true"/>
                <table:data-pilot-member table:name="SK Raina" table:display="true" table:show-details="true"/>
                <table:data-pilot-member table:name="SK Trivedi" table:display="true" table:show-details="true"/>
                <table:data-pilot-member table:name="SK Warne" table:display="true" table:show-details="true"/>
                <table:data-pilot-member table:name="SL Malinga" table:display="true" table:show-details="true"/>
                <table:data-pilot-member table:name="SM Boland" table:display="true" table:show-details="true"/>
                <table:data-pilot-member table:name="SM Harwood" table:display="true" table:show-details="true"/>
                <table:data-pilot-member table:name="SM Katich" table:display="true" table:show-details="true"/>
                <table:data-pilot-member table:name="SM Pollock" table:display="true" table:show-details="true"/>
                <table:data-pilot-member table:name="SMSM Senanayake" table:display="true" table:show-details="true"/>
                <table:data-pilot-member table:name="SN Khan" table:display="true" table:show-details="true"/>
                <table:data-pilot-member table:name="SN Thakur" table:display="true" table:show-details="true"/>
                <table:data-pilot-member table:name="Sohail Tanvir" table:display="true" table:show-details="true"/>
                <table:data-pilot-member table:name="SP Fleming" table:display="true" table:show-details="true"/>
                <table:data-pilot-member table:name="SP Goswami" table:display="true" table:show-details="true"/>
                <table:data-pilot-member table:name="SP Jackson" table:display="true" table:show-details="true"/>
                <table:data-pilot-member table:name="SP Narine" table:display="true" table:show-details="true"/>
                <table:data-pilot-member table:name="SPD Smith" table:display="true" table:show-details="true"/>
                <table:data-pilot-member table:name="SR Tendulkar" table:display="true" table:show-details="true"/>
                <table:data-pilot-member table:name="SR Watson" table:display="true" table:show-details="true"/>
                <table:data-pilot-member table:name="SS Agarwal" table:display="true" table:show-details="true"/>
                <table:data-pilot-member table:name="SS Iyer" table:display="true" table:show-details="true"/>
                <table:data-pilot-member table:name="SS Mundhe" table:display="true" table:show-details="true"/>
                <table:data-pilot-member table:name="SS Sarkar" table:display="true" table:show-details="true"/>
                <table:data-pilot-member table:name="SS Shaikh" table:display="true" table:show-details="true"/>
                <table:data-pilot-member table:name="SS Tiwary" table:display="true" table:show-details="true"/>
                <table:data-pilot-member table:name="ST Jayasuriya" table:display="true" table:show-details="true"/>
                <table:data-pilot-member table:name="STR Binny" table:display="true" table:show-details="true"/>
                <table:data-pilot-member table:name="Sunny Gupta" table:display="true" table:show-details="true"/>
                <table:data-pilot-member table:name="Sunny Singh" table:display="true" table:show-details="true"/>
                <table:data-pilot-member table:name="SV Samson" table:display="true" table:show-details="true"/>
                <table:data-pilot-member table:name="SW Billings" table:display="true" table:show-details="true"/>
                <table:data-pilot-member table:name="SW Tait" table:display="true" table:show-details="true"/>
                <table:data-pilot-member table:name="Swapnil Singh" table:display="true" table:show-details="true"/>
                <table:data-pilot-member table:name="T Curran" table:display="true" table:show-details="true"/>
                <table:data-pilot-member table:name="T Henderson" table:display="true" table:show-details="true"/>
                <table:data-pilot-member table:name="T Kohli" table:display="true" table:show-details="true"/>
                <table:data-pilot-member table:name="T Mishra" table:display="true" table:show-details="true"/>
                <table:data-pilot-member table:name="T Natarajan" table:display="true" table:show-details="true"/>
                <table:data-pilot-member table:name="T Shamsi" table:display="true" table:show-details="true"/>
                <table:data-pilot-member table:name="T Taibu" table:display="true" table:show-details="true"/>
                <table:data-pilot-member table:name="T Thushara" table:display="true" table:show-details="true"/>
                <table:data-pilot-member table:name="TA Boult" table:display="true" table:show-details="true"/>
                <table:data-pilot-member table:name="TD Paine" table:display="true" table:show-details="true"/>
                <table:data-pilot-member table:name="Tejas Baroka" table:display="true" table:show-details="true"/>
                <table:data-pilot-member table:name="TG Southee" table:display="true" table:show-details="true"/>
                <table:data-pilot-member table:name="TL Suman" table:display="true" table:show-details="true"/>
                <table:data-pilot-member table:name="TM Dilshan" table:display="true" table:show-details="true"/>
                <table:data-pilot-member table:name="TM Head" table:display="true" table:show-details="true"/>
                <table:data-pilot-member table:name="TM Srivastava" table:display="true" table:show-details="true"/>
                <table:data-pilot-member table:name="TP Sudhindra" table:display="true" table:show-details="true"/>
                <table:data-pilot-member table:name="TR Birt" table:display="true" table:show-details="true"/>
                <table:data-pilot-member table:name="TS Mills" table:display="true" table:show-details="true"/>
                <table:data-pilot-member table:name="U Kaul" table:display="true" table:show-details="true"/>
                <table:data-pilot-member table:name="UA Birla" table:display="true" table:show-details="true"/>
                <table:data-pilot-member table:name="UBT Chand" table:display="true" table:show-details="true"/>
                <table:data-pilot-member table:name="Umar Gul" table:display="true" table:show-details="true"/>
                <table:data-pilot-member table:name="UT Khawaja" table:display="true" table:show-details="true"/>
                <table:data-pilot-member table:name="UT Yadav" table:display="true" table:show-details="true"/>
                <table:data-pilot-member table:name="V Chakravarthy" table:display="true" table:show-details="true"/>
                <table:data-pilot-member table:name="V Kohli" table:display="true" table:show-details="true"/>
                <table:data-pilot-member table:name="V Pratap Singh" table:display="true" table:show-details="true"/>
                <table:data-pilot-member table:name="V Sehwag" table:display="true" table:show-details="true"/>
                <table:data-pilot-member table:name="V Shankar" table:display="true" table:show-details="true"/>
                <table:data-pilot-member table:name="VH Zol" table:display="true" table:show-details="true"/>
                <table:data-pilot-member table:name="Vishnu Vinod" table:display="true" table:show-details="true"/>
                <table:data-pilot-member table:name="VR Aaron" table:display="true" table:show-details="true"/>
                <table:data-pilot-member table:name="VRV Singh" table:display="true" table:show-details="true"/>
                <table:data-pilot-member table:name="VS Malik" table:display="true" table:show-details="true"/>
                <table:data-pilot-member table:name="VS Yeligati" table:display="true" table:show-details="true"/>
                <table:data-pilot-member table:name="VVS Laxman" table:display="true" table:show-details="true"/>
                <table:data-pilot-member table:name="VY Mahesh" table:display="true" table:show-details="true"/>
                <table:data-pilot-member table:name="W Jaffer" table:display="true" table:show-details="true"/>
                <table:data-pilot-member table:name="WA Mota" table:display="true" table:show-details="true"/>
                <table:data-pilot-member table:name="Washington Sundar" table:display="true" table:show-details="true"/>
                <table:data-pilot-member table:name="WD Parnell" table:display="true" table:show-details="true"/>
                <table:data-pilot-member table:name="WP Saha" table:display="true" table:show-details="true"/>
                <table:data-pilot-member table:name="WPUJC Vaas" table:display="true" table:show-details="true"/>
                <table:data-pilot-member table:name="X Thalaivan Sargunam" table:display="true" table:show-details="true"/>
                <table:data-pilot-member table:name="Y Gnaneswara Rao" table:display="true" table:show-details="true"/>
                <table:data-pilot-member table:name="Y Nagar" table:display="true" table:show-details="true"/>
                <table:data-pilot-member table:name="Y Venugopal Rao" table:display="true" table:show-details="true"/>
                <table:data-pilot-member table:name="YA Abdulla" table:display="true" table:show-details="true"/>
                <table:data-pilot-member table:name="Yashpal Singh" table:display="true" table:show-details="true"/>
                <table:data-pilot-member table:name="YK Pathan" table:display="true" table:show-details="true"/>
                <table:data-pilot-member table:name="Younis Khan" table:display="true" table:show-details="true"/>
                <table:data-pilot-member table:name="YS Chahal" table:display="true" table:show-details="true"/>
                <table:data-pilot-member table:name="Yuvraj Singh" table:display="true" table:show-details="true"/>
                <table:data-pilot-member table:name="YV Takawale" table:display="true" table:show-details="true"/>
                <table:data-pilot-member table:name="Z Kh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 loext:blank-width-char="-1">-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 style:data-style-name="N2" text:time-value="16:14:10.7819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ranav Pagare</meta:initial-creator>
    <meta:creation-date>2015-06-05T18:17:20</meta:creation-date>
    <dc:date>2026-05-07T16:47:35.858642200</dc:date>
    <meta:generator>LibreOffice/26.2.2.2$Windows_X86_64 LibreOffice_project/1f77d10d6938fd34972958f64b2bcfa54f8b1ba5</meta:generator>
    <meta:editing-duration>PT3H21M55S</meta:editing-duration>
    <meta:editing-cycles>5</meta:editing-cycles>
    <meta:document-statistic meta:table-count="4" meta:cell-count="3047" meta:object-count="6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29cm" svg:height="8.415cm" xlink:href=".." xlink:type="simple" chart:class="chart:bar" chart:style-name="ch1">
        <chart:legend chart:legend-position="end" svg:x="9.574cm" svg:y="3.905cm" style:legend-expansion="high" chart:style-name="ch2"/>
        <chart:plot-area chart:style-name="ch3" svg:x="0.248cm" svg:y="0.168cm" svg:width="9.078cm" svg:height="8.079cm">
          <chart:coordinate-region svg:x="1.099cm" svg:y="0.37cm" svg:width="8.227cm" svg:height="5.842cm"/>
          <chart:axis chart:dimension="x" chart:name="primary-x" chart:style-name="ch4" chartooo:axis-type="auto">
            <chartooo:date-scale/>
            <chart:categories table:cell-range-address="Sheet1.G2:Sheet1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9" chart:label-cell-address="Sheet1.H1:Sheet1.H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1.G2:Sheet1.G9</svg:desc>
                </draw:g>
              </table:table-cell>
              <table:table-cell office:value-type="float" office:value="72">
                <text:p>72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e518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77cm" svg:height="8.494cm" xlink:href=".." xlink:type="simple" chart:class="chart:bar" chart:style-name="ch1">
        <chart:legend chart:legend-position="end" svg:x="9.322cm" svg:y="3.945cm" style:legend-expansion="high" chart:style-name="ch2"/>
        <chart:plot-area chart:style-name="ch3" svg:x="0.021cm" svg:y="0.605cm" svg:width="9.718cm" svg:height="8.009cm">
          <chart:coordinate-region svg:x="0.872cm" svg:y="0.807cm" svg:width="8.867cm" svg:height="6.041cm"/>
          <chart:axis chart:dimension="x" chart:name="primary-x" chart:style-name="ch4" chartooo:axis-type="auto">
            <chartooo:date-scale/>
            <chart:categories table:cell-range-address="Sheet1.G2:Sheet1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9" chart:label-cell-address="Sheet1.H1:Sheet1.H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1.G2:Sheet1.G9</svg:desc>
                </draw:g>
              </table:table-cell>
              <table:table-cell office:value-type="float" office:value="72">
                <text:p>72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087cm" xlink:href=".." xlink:type="simple" chart:class="chart:bar" chart:style-name="ch1">
        <chart:legend chart:legend-position="end" svg:x="6.786cm" svg:y="2.741cm" style:legend-expansion="high" chart:style-name="ch2"/>
        <chart:plot-area chart:style-name="ch3" svg:x="0.19cm" svg:y="0.121cm" svg:width="6.406cm" svg:height="5.845cm">
          <chart:coordinate-region svg:x="1.041cm" svg:y="0.323cm" svg:width="5.555cm" svg:height="4.99cm"/>
          <chart:axis chart:dimension="x" chart:name="primary-x" chart:style-name="ch4" chartooo:axis-type="auto">
            <chartooo:date-scale/>
            <chart:categories table:cell-range-address="Sheet1.J2:Sheet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3" chart:label-cell-address="Sheet1.K1:Sheet1.K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_Hand</text:p>
                <draw:g>
                  <svg:desc>Sheet1.J2:Sheet1.J3</svg:desc>
                </draw:g>
              </table:table-cell>
              <table:table-cell office:value-type="float" office:value="142">
                <text:p>142</text:p>
                <draw:g>
                  <svg:desc>Sheet1.K2:Sheet1.K3</svg:desc>
                </draw:g>
              </table:table-cell>
            </table:table-row>
            <table:table-row>
              <table:table-cell office:value-type="string">
                <text:p>Right_Hand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9cm" svg:height="8.418cm" xlink:href=".." xlink:type="simple" chart:class="chart:bar" chart:style-name="ch1">
        <chart:legend chart:legend-position="end" svg:x="6.734cm" svg:y="3.907cm" style:legend-expansion="high" chart:style-name="ch2"/>
        <chart:plot-area chart:style-name="ch3" svg:x="0.189cm" svg:y="0.168cm" svg:width="6.356cm" svg:height="8.082cm">
          <chart:coordinate-region svg:x="1.04cm" svg:y="0.37cm" svg:width="5.505cm" svg:height="7.227cm"/>
          <chart:axis chart:dimension="x" chart:name="primary-x" chart:style-name="ch4" chartooo:axis-type="auto">
            <chartooo:date-scale/>
            <chart:categories table:cell-range-address="Sheet1.J2:Sheet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3" chart:label-cell-address="Sheet1.K1:Sheet1.K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_Hand</text:p>
                <draw:g>
                  <svg:desc>Sheet1.J2:Sheet1.J3</svg:desc>
                </draw:g>
              </table:table-cell>
              <table:table-cell office:value-type="float" office:value="142">
                <text:p>142</text:p>
                <draw:g>
                  <svg:desc>Sheet1.K2:Sheet1.K3</svg:desc>
                </draw:g>
              </table:table-cell>
            </table:table-row>
            <table:table-row>
              <table:table-cell office:value-type="string">
                <text:p>Right_Hand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72cm" svg:height="9.04cm" xlink:href=".." xlink:type="simple" chart:class="chart:bar" chart:style-name="ch1">
        <chart:legend chart:legend-position="end" svg:x="13.217cm" svg:y="4.218cm" style:legend-expansion="high" chart:style-name="ch2"/>
        <chart:plot-area chart:style-name="ch3" svg:x="0.321cm" svg:y="0.18cm" svg:width="12.575cm" svg:height="8.68cm">
          <chart:coordinate-region svg:x="1.661cm" svg:y="0.382cm" svg:width="11.235cm" svg:height="5.284cm"/>
          <chart:axis chart:dimension="x" chart:name="primary-x" chart:style-name="ch4" chartooo:axis-type="auto">
            <chartooo:date-scale/>
            <chart:categories table:cell-range-address="Sheet1.M2:Sheet1.M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18" chart:label-cell-address="Sheet1.N1:Sheet1.N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r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ght-arm fast</text:p>
                <draw:g>
                  <svg:desc>Sheet1.M2:Sheet1.M18</svg:desc>
                </draw:g>
              </table:table-cell>
              <table:table-cell office:value-type="float" office:value="40">
                <text:p>40</text:p>
                <draw:g>
                  <svg:desc>Sheet1.N2:Sheet1.N18</svg:desc>
                </draw:g>
              </table:table-cell>
            </table:table-row>
            <table:table-row>
              <table:table-cell office:value-type="string">
                <text:p>Right-arm medium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Left-arm fa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gBreak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low left-arm orthodox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egbreak googl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ight-arm fast-medium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Left-arm fast-medium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ft-arm medium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eft-arm medium-fas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ight-arm bowler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ght-arm medium-fast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ight-arm offbreak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low left-arm chinam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72cm" svg:height="9.04cm" xlink:href=".." xlink:type="simple" chart:class="chart:bar" chart:style-name="ch1">
        <chart:legend chart:legend-position="end" svg:x="13.217cm" svg:y="4.218cm" style:legend-expansion="high" chart:style-name="ch2"/>
        <chart:plot-area chart:style-name="ch3" svg:x="0.321cm" svg:y="0.18cm" svg:width="12.575cm" svg:height="8.68cm">
          <chart:coordinate-region svg:x="1.661cm" svg:y="0.382cm" svg:width="11.235cm" svg:height="5.284cm"/>
          <chart:axis chart:dimension="x" chart:name="primary-x" chart:style-name="ch4" chartooo:axis-type="auto">
            <chartooo:date-scale/>
            <chart:categories table:cell-range-address="Sheet1.M2:Sheet1.M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18" chart:label-cell-address="Sheet1.N1:Sheet1.N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layer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ght-arm fast</text:p>
                <draw:g>
                  <svg:desc>Sheet1.M2:Sheet1.M18</svg:desc>
                </draw:g>
              </table:table-cell>
              <table:table-cell office:value-type="float" office:value="40">
                <text:p>40</text:p>
                <draw:g>
                  <svg:desc>Sheet1.N2:Sheet1.N18</svg:desc>
                </draw:g>
              </table:table-cell>
            </table:table-row>
            <table:table-row>
              <table:table-cell office:value-type="string">
                <text:p>Right-arm medium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Left-arm fa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gBreak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low left-arm orthodox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egbreak googl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ight-arm fast-medium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Left-arm fast-medium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ft-arm medium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eft-arm medium-fas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ight-arm bowler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ght-arm medium-fast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ight-arm offbreak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low left-arm chinam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